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Note" style:data-style-name="N0">
      <style:table-cell-properties fo:border="thin solid #B2B2B2" fo:background-color="#FFFFC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Note" style:data-style-name="N0">
      <style:table-cell-properties fo:border-top="thin solid #B2B2B2" fo:border-bottom="2pt solid #000000" fo:border-left="thin solid #B2B2B2" fo:border-right="thin solid #B2B2B2" fo:background-color="#D9D9D9"/>
      <style:text-properties fo:font-weight="bold" style:font-weight-asian="bold" style:font-weight-complex="bold"/>
    </style:style>
    <style:style style:name="ce8" style:family="table-cell" style:parent-style-name="Note" style:data-style-name="N0">
      <style:table-cell-properties fo:border-top="none" fo:border-bottom="thin solid #B2B2B2" fo:border-left="thin solid #B2B2B2" fo:border-right="thin solid #B2B2B2" fo:background-color="#FFFFC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1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30"/>
    <style:style style:name="ce13" style:family="table-cell" style:parent-style-name="Note" style:data-style-name="N30">
      <style:table-cell-properties fo:border="thin solid #B2B2B2" fo:background-color="#D9D9D9"/>
      <style:text-properties fo:font-weight="bold" style:font-weight-asian="bold" style:font-weight-complex="bold"/>
    </style:style>
    <style:style style:name="ce14" style:family="table-cell" style:parent-style-name="Note" style:data-style-name="N30">
      <style:table-cell-properties fo:border="thin solid #B2B2B2" fo:background-color="#FFFFCC"/>
    </style:style>
    <style:style style:name="ce15" style:family="table-cell" style:parent-style-name="Default" style:data-style-name="N30">
      <style:text-properties fo:font-weight="bold" style:font-weight-asian="bold" style:font-weight-complex="bold"/>
    </style:style>
    <style:style style:name="ce16" style:family="table-cell" style:parent-style-name="Neutral" style:data-style-name="N30">
      <style:table-cell-properties fo:background-color="#FFEB9C"/>
      <style:text-properties fo:color="#9C6500"/>
    </style:style>
    <style:style style:name="ce17" style:family="table-cell" style:parent-style-name="Bad" style:data-style-name="N30">
      <style:table-cell-properties fo:background-color="#FFC7CE"/>
      <style:text-properties fo:color="#9C0006"/>
    </style:style>
    <style:style style:name="ce18" style:family="table-cell" style:parent-style-name="Default" style:data-style-name="N30"/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default-cell-style-name="ce12"/>
        <table:table-column table:style-name="co13" table:default-cell-style-name="ce12"/>
        <table:table-column table:style-name="co2" table:number-columns-repeated="16370" table:default-cell-style-name="ce12"/>
        <table:table-row table:style-name="ro1">
          <table:table-cell office:value-type="string" table:style-name="ce13">
            <text:p>CONCAT</text:p>
          </table:table-cell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number-columns-repeated="16371" table:style-name="ce11"/>
        </table:table-row>
        <table:table-row table:style-name="ro1">
          <table:table-cell office:value-type="string" office:string-value="{'topic': &quot;stat/i3/classroom/glassDoor/lock&quot;, 'ledNum': 5, 'itemState': State.UNKNOWN, 'onState': &quot;LOCKED&quot;, 'offState': &quot;UNLOCKED&quot;, 'offType': State.OFF}," table:formula="of:=CONCATENATE([.B2];[.C2];[.D2];[.E2];[.F2];[.G2];[.H2];[.I2];[.J2];[.K2];[.L2];[.M2];[.P2])" table:style-name="ce14">
            <text:p>{'topic': "stat/i3/classroom/glassDoor/lock", 'ledNum': 5, 'itemState': State.UNKNOWN, 'onState': "LOCKED", 'offState': "UNLOCKED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classroom/glassDoor/</text:p>
          </table:table-cell>
          <table:table-cell office:value-type="string" table:style-name="ce12">
            <text:p>lock</text:p>
          </table:table-cell>
          <table:table-cell office:value-type="string" table:style-name="ce12">
            <text:p>", 'ledNum':<text:s/>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LOCKED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UNLOCKED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 6, 'itemState': State.UNKNOWN, 'onState': &quot;CLOSED&quot;, 'offState': &quot;OPEN&quot;, 'offType': State.OFF}," table:formula="of:=CONCATENATE([.B3];[.C3];[.D3];[.E3];[.F3];[.G3];[.H3];[.I3];[.J3];[.K3];[.L3];[.M3];[.P3])" table:style-name="ce14">
            <text:p>{'topic': "stat/i3/classroom/glassDoor/open", 'ledNum': 6, 'itemState': State.UNKNOWN, 'onState': "CLOSED", 'offState': "OPEN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classroom/glassDoor/</text:p>
          </table:table-cell>
          <table:table-cell office:value-type="string" table:style-name="ce12">
            <text:p>open</text:p>
          </table:table-cell>
          <table:table-cell office:value-type="string" table:style-name="ce12">
            <text:p>", 'ledNum':<text:s/>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CLOSED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PEN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 32, 'itemState': State.UNKNOWN, 'onState': &quot;ON&quot;, 'offState': &quot;OFF&quot;, 'offType': State.OFF}," table:formula="of:=CONCATENATE([.B4];[.C4];[.D4];[.E4];[.F4];[.G4];[.H4];[.I4];[.J4];[.K4];[.L4];[.M4];[.P4])" table:style-name="ce14">
            <text:p>{'topic': "stat/i3/inside/commons/snapple-vending-light/POWER", 'ledNum': 32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ommons/snapple-vending-ligh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2" table:style-name="ce12">
            <text:p>3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 37, 'itemState': State.UNKNOWN, 'onState': &quot;ON&quot;, 'offState': &quot;OFF&quot;, 'offType': State.OFF}," table:formula="of:=CONCATENATE([.B5];[.C5];[.D5];[.E5];[.F5];[.G5];[.H5];[.I5];[.J5];[.K5];[.L5];[.M5];[.P5])" table:style-name="ce14">
            <text:p>{'topic': "stat/i3/inside/accent/chandelier-01/POWER", 'ledNum': 37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accent/chandelier-01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7" table:style-name="ce12">
            <text:p>3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 72, 'itemState': State.UNKNOWN, 'onState': &quot;ON&quot;, 'offState': &quot;OFF&quot;, 'offType': State.OFF}," table:formula="of:=CONCATENATE([.B6];[.C6];[.D6];[.E6];[.F6];[.G6];[.H6];[.I6];[.J6];[.K6];[.L6];[.M6];[.P6])" table:style-name="ce14">
            <text:p>{'topic': "stat/i3/inside/accent/chandelier-02/POWER", 'ledNum': 72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accent/chandelier-02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72" table:style-name="ce12">
            <text:p>7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 7, 'itemState': State.UNKNOWN, 'onState': &quot;ON&quot;, 'offState': &quot;OFF&quot;, 'offType': State.OFF}," table:formula="of:=CONCATENATE([.B7];[.C7];[.D7];[.E7];[.F7];[.G7];[.H7];[.I7];[.J7];[.K7];[.L7];[.M7];[.P7])" table:style-name="ce14">
            <text:p>{'topic': "stat/i3/inside/classroom/sign/POWER", 'ledNum': 7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lassroom/sign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 19, 'itemState': State.UNKNOWN, 'onState': &quot;ON&quot;, 'offState': &quot;OFF&quot;, 'offType': State.OFF}," table:formula="of:=CONCATENATE([.B8];[.C8];[.D8];[.E8];[.F8];[.G8];[.H8];[.I8];[.J8];[.K8];[.L8];[.M8];[.P8])" table:style-name="ce14">
            <text:p>{'topic': "stat/i3/inside/cnc/vent/POWER", 'ledNum': 19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nc/ven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 20, 'itemState': State.UNKNOWN, 'onState': &quot;ON&quot;, 'offState': &quot;OFF&quot;, 'offType': State.OFF}," table:formula="of:=CONCATENATE([.B9];[.C9];[.D9];[.E9];[.F9];[.G9];[.H9];[.I9];[.J9];[.K9];[.L9];[.M9];[.P9])" table:style-name="ce14">
            <text:p>{'topic': "stat/i3/inside/cnc/light/POWER", 'ledNum': 20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nc/ligh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0" table:style-name="ce12">
            <text:p>2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 35, 'itemState': State.UNKNOWN, 'onState': &quot;ON&quot;, 'offState': &quot;OFF&quot;, 'offType': State.OFF}," table:formula="of:=CONCATENATE([.B10];[.C10];[.D10];[.E10];[.F10];[.G10];[.H10];[.I10];[.J10];[.K10];[.L10];[.M10];[.P10])" table:style-name="ce14">
            <text:p>{'topic': "stat/i3/inside/commons/disco/POWER", 'ledNum': 35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ommons/disco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5" table:style-name="ce12">
            <text:p>3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 27, 'itemState': State.UNKNOWN, 'onState': &quot;ON&quot;, 'offState': &quot;OFF&quot;, 'offType': State.OFF}," table:formula="of:=CONCATENATE([.B11];[.C11];[.D11];[.E11];[.F11];[.G11];[.H11];[.I11];[.J11];[.K11];[.L11];[.M11];[.P11])" table:style-name="ce14">
            <text:p>{'topic': "stat/i3/inside/commons/east-ceiling-fans/POWER", 'ledNum': 27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ommons/east-ceiling-fans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 31, 'itemState': State.UNKNOWN, 'onState': &quot;ON&quot;, 'offState': &quot;OFF&quot;, 'offType': State.OFF}," table:formula="of:=CONCATENATE([.B12];[.C12];[.D12];[.E12];[.F12];[.G12];[.H12];[.I12];[.J12];[.K12];[.L12];[.M12];[.P12])" table:style-name="ce14">
            <text:p>{'topic': "stat/i3/inside/commons/east-ceiling-fans/POWER", 'ledNum': 31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ommons/east-ceiling-fans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1" table:style-name="ce12">
            <text:p>3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 11, 'itemState': State.UNKNOWN, 'onState': &quot;LOCKED&quot;, 'offState': &quot;UNLOCKED&quot;, 'offType': State.OFF}," table:formula="of:=CONCATENATE([.B13];[.C13];[.D13];[.E13];[.F13];[.G13];[.H13];[.I13];[.J13];[.K13];[.L13];[.M13];[.P13])" table:style-name="ce14">
            <text:p>{'topic': "stat/i3/inside/commons/garage-door/lock", 'ledNum': 11, 'itemState': State.UNKNOWN, 'onState': "LOCKED", 'offState': "UNLOCKED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ommons/garage-door/</text:p>
          </table:table-cell>
          <table:table-cell office:value-type="string" table:style-name="ce12">
            <text:p>lock</text:p>
          </table:table-cell>
          <table:table-cell office:value-type="string" table:style-name="ce12">
            <text:p>", 'ledNum':<text:s/></text:p>
          </table:table-cell>
          <table:table-cell office:value-type="float" office:value="11" table:style-name="ce12">
            <text:p>1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LOCKED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UNLOCKED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 60, 'itemState': State.UNKNOWN, 'onState': &quot;ON&quot;, 'offState': &quot;OFF&quot;, 'offType': State.OFF}," table:formula="of:=CONCATENATE([.B14];[.C14];[.D14];[.E14];[.F14];[.G14];[.H14];[.I14];[.J14];[.K14];[.L14];[.M14];[.P14])" table:style-name="ce14">
            <text:p>{'topic': "stat/i3/inside/commons/south-vent/POWER", 'ledNum': 60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commons/south-ven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0" table:style-name="ce12">
            <text:p>6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 59, 'itemState': State.UNKNOWN, 'onState': &quot;ON&quot;, 'offState': &quot;OFF&quot;, 'offType': State.OFF}," table:formula="of:=CONCATENATE([.B15];[.C15];[.D15];[.E15];[.F15];[.G15];[.H15];[.I15];[.J15];[.K15];[.L15];[.M15];[.P15])" table:style-name="ce14">
            <text:p>{'topic': "stat/i3/inside/fablab/vent/POWER", 'ledNum': 59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fablab/ven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 44, 'itemState': State.UNKNOWN, 'onState': &quot;ON&quot;, 'offState': &quot;OFF&quot;, 'offType': State.OFF}," table:formula="of:=CONCATENATE([.B16];[.C16];[.D16];[.E16];[.F16];[.G16];[.H16];[.I16];[.J16];[.K16];[.L16];[.M16];[.P16])" table:style-name="ce14">
            <text:p>{'topic': "stat/i3/inside/infrastructure/compressor-valve/POWER", 'ledNum': 44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infrastructure/compressor-valve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4" table:style-name="ce12">
            <text:p>4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 64, 'itemState': State.UNKNOWN, 'onState': &quot;ON&quot;, 'offState': &quot;OFF&quot;, 'offType': State.OFF}," table:formula="of:=CONCATENATE([.B17];[.C17];[.D17];[.E17];[.F17];[.G17];[.H17];[.I17];[.J17];[.K17];[.L17];[.M17];[.P17])" table:style-name="ce14">
            <text:p>{'topic': "stat/i3/inside/large-bathroom/light/POWER", 'ledNum': 64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arge-bathroom/ligh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4" table:style-name="ce12">
            <text:p>6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 65, 'itemState': State.UNKNOWN, 'onState': &quot;ON&quot;, 'offState': &quot;OFF&quot;, 'offType': State.OFF}," table:formula="of:=CONCATENATE([.B18];[.C18];[.D18];[.E18];[.F18];[.G18];[.H18];[.I18];[.J18];[.K18];[.L18];[.M18];[.P18])" table:style-name="ce14">
            <text:p>{'topic': "stat/i3/inside/large-bathroom/vent/POWER", 'ledNum': 65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arge-bathroom/vent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5" table:style-name="ce12">
            <text:p>6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 14, 'itemState': State.UNKNOWN, 'onState': &quot;ON&quot;, 'offState': &quot;OFF&quot;, 'offType': State.OFF}," table:formula="of:=CONCATENATE([.B19];[.C19];[.D19];[.E19];[.F19];[.G19];[.H19];[.I19];[.J19];[.K19];[.L19];[.M19];[.P19])" table:style-name="ce14">
            <text:p>{'topic': "stat/i3/inside/lights/001/POWER", 'ledNum': 14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1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4" table:style-name="ce12">
            <text:p>1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 16, 'itemState': State.UNKNOWN, 'onState': &quot;ON&quot;, 'offState': &quot;OFF&quot;, 'offType': State.OFF}," table:formula="of:=CONCATENATE([.B20];[.C20];[.D20];[.E20];[.F20];[.G20];[.H20];[.I20];[.J20];[.K20];[.L20];[.M20];[.P20])" table:style-name="ce14">
            <text:p>{'topic': "stat/i3/inside/lights/002/POWER", 'ledNum': 16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2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6" table:style-name="ce12">
            <text:p>1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 17, 'itemState': State.UNKNOWN, 'onState': &quot;ON&quot;, 'offState': &quot;OFF&quot;, 'offType': State.OFF}," table:formula="of:=CONCATENATE([.B21];[.C21];[.D21];[.E21];[.F21];[.G21];[.H21];[.I21];[.J21];[.K21];[.L21];[.M21];[.P21])" table:style-name="ce14">
            <text:p>{'topic': "stat/i3/inside/lights/003/POWER", 'ledNum': 17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3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 18, 'itemState': State.UNKNOWN, 'onState': &quot;ON&quot;, 'offState': &quot;OFF&quot;, 'offType': State.OFF}," table:formula="of:=CONCATENATE([.B22];[.C22];[.D22];[.E22];[.F22];[.G22];[.H22];[.I22];[.J22];[.K22];[.L22];[.M22];[.P22])" table:style-name="ce14">
            <text:p>{'topic': "stat/i3/inside/lights/004/POWER", 'ledNum': 18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4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8" table:style-name="ce12">
            <text:p>1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 13, 'itemState': State.UNKNOWN, 'onState': &quot;ON&quot;, 'offState': &quot;OFF&quot;, 'offType': State.OFF}," table:formula="of:=CONCATENATE([.B23];[.C23];[.D23];[.E23];[.F23];[.G23];[.H23];[.I23];[.J23];[.K23];[.L23];[.M23];[.P23])" table:style-name="ce14">
            <text:p>{'topic': "stat/i3/inside/lights/005/POWER", 'ledNum': 13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5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 30, 'itemState': State.UNKNOWN, 'onState': &quot;ON&quot;, 'offState': &quot;OFF&quot;, 'offType': State.OFF}," table:formula="of:=CONCATENATE([.B24];[.C24];[.D24];[.E24];[.F24];[.G24];[.H24];[.I24];[.J24];[.K24];[.L24];[.M24];[.P24])" table:style-name="ce14">
            <text:p>{'topic': "stat/i3/inside/lights/006/POWER", 'ledNum': 30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6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0" table:style-name="ce12">
            <text:p>3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 29, 'itemState': State.UNKNOWN, 'onState': &quot;ON&quot;, 'offState': &quot;OFF&quot;, 'offType': State.OFF}," table:formula="of:=CONCATENATE([.B25];[.C25];[.D25];[.E25];[.F25];[.G25];[.H25];[.I25];[.J25];[.K25];[.L25];[.M25];[.P25])" table:style-name="ce14">
            <text:p>{'topic': "stat/i3/inside/lights/007/POWER", 'ledNum': 29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7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9" table:style-name="ce12">
            <text:p>2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 28, 'itemState': State.UNKNOWN, 'onState': &quot;ON&quot;, 'offState': &quot;OFF&quot;, 'offType': State.OFF}," table:formula="of:=CONCATENATE([.B26];[.C26];[.D26];[.E26];[.F26];[.G26];[.H26];[.I26];[.J26];[.K26];[.L26];[.M26];[.P26])" table:style-name="ce14">
            <text:p>{'topic': "stat/i3/inside/lights/008/POWER", 'ledNum': 28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8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 26, 'itemState': State.UNKNOWN, 'onState': &quot;ON&quot;, 'offState': &quot;OFF&quot;, 'offType': State.OFF}," table:formula="of:=CONCATENATE([.B27];[.C27];[.D27];[.E27];[.F27];[.G27];[.H27];[.I27];[.J27];[.K27];[.L27];[.M27];[.P27])" table:style-name="ce14">
            <text:p>{'topic': "stat/i3/inside/lights/009/POWER", 'ledNum': 26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09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 33, 'itemState': State.UNKNOWN, 'onState': &quot;ON&quot;, 'offState': &quot;OFF&quot;, 'offType': State.OFF}," table:formula="of:=CONCATENATE([.B28];[.C28];[.D28];[.E28];[.F28];[.G28];[.H28];[.I28];[.J28];[.K28];[.L28];[.M28];[.P28])" table:style-name="ce14">
            <text:p>{'topic': "stat/i3/inside/lights/010/POWER", 'ledNum': 33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0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3" table:style-name="ce12">
            <text:p>3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 34, 'itemState': State.UNKNOWN, 'onState': &quot;ON&quot;, 'offState': &quot;OFF&quot;, 'offType': State.OFF}," table:formula="of:=CONCATENATE([.B29];[.C29];[.D29];[.E29];[.F29];[.G29];[.H29];[.I29];[.J29];[.K29];[.L29];[.M29];[.P29])" table:style-name="ce14">
            <text:p>{'topic': "stat/i3/inside/lights/011/POWER", 'ledNum': 34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1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4" table:style-name="ce12">
            <text:p>3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 36, 'itemState': State.UNKNOWN, 'onState': &quot;ON&quot;, 'offState': &quot;OFF&quot;, 'offType': State.OFF}," table:formula="of:=CONCATENATE([.B30];[.C30];[.D30];[.E30];[.F30];[.G30];[.H30];[.I30];[.J30];[.K30];[.L30];[.M30];[.P30])" table:style-name="ce14">
            <text:p>{'topic': "stat/i3/inside/lights/012/POWER", 'ledNum': 36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2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6" table:style-name="ce12">
            <text:p>3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 38, 'itemState': State.UNKNOWN, 'onState': &quot;ON&quot;, 'offState': &quot;OFF&quot;, 'offType': State.OFF}," table:formula="of:=CONCATENATE([.B31];[.C31];[.D31];[.E31];[.F31];[.G31];[.H31];[.I31];[.J31];[.K31];[.L31];[.M31];[.P31])" table:style-name="ce14">
            <text:p>{'topic': "stat/i3/inside/lights/013/POWER", 'ledNum': 38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3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8" table:style-name="ce12">
            <text:p>3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 39, 'itemState': State.UNKNOWN, 'onState': &quot;ON&quot;, 'offState': &quot;OFF&quot;, 'offType': State.OFF}," table:formula="of:=CONCATENATE([.B32];[.C32];[.D32];[.E32];[.F32];[.G32];[.H32];[.I32];[.J32];[.K32];[.L32];[.M32];[.P32])" table:style-name="ce14">
            <text:p>{'topic': "stat/i3/inside/lights/014/POWER", 'ledNum': 39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4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39" table:style-name="ce12">
            <text:p>3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 61, 'itemState': State.UNKNOWN, 'onState': &quot;ON&quot;, 'offState': &quot;OFF&quot;, 'offType': State.OFF}," table:formula="of:=CONCATENATE([.B33];[.C33];[.D33];[.E33];[.F33];[.G33];[.H33];[.I33];[.J33];[.K33];[.L33];[.M33];[.P33])" table:style-name="ce14">
            <text:p>{'topic': "stat/i3/inside/lights/015/POWER", 'ledNum': 61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5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1" table:style-name="ce12">
            <text:p>6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 52, 'itemState': State.UNKNOWN, 'onState': &quot;ON&quot;, 'offState': &quot;OFF&quot;, 'offType': State.OFF}," table:formula="of:=CONCATENATE([.B34];[.C34];[.D34];[.E34];[.F34];[.G34];[.H34];[.I34];[.J34];[.K34];[.L34];[.M34];[.P34])" table:style-name="ce14">
            <text:p>{'topic': "stat/i3/inside/lights/016/POWER", 'ledNum': 52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6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2" table:style-name="ce12">
            <text:p>5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 49, 'itemState': State.UNKNOWN, 'onState': &quot;ON&quot;, 'offState': &quot;OFF&quot;, 'offType': State.OFF}," table:formula="of:=CONCATENATE([.B35];[.C35];[.D35];[.E35];[.F35];[.G35];[.H35];[.I35];[.J35];[.K35];[.L35];[.M35];[.P35])" table:style-name="ce14">
            <text:p>{'topic': "stat/i3/inside/lights/017/POWER", 'ledNum': 49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7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9" table:style-name="ce12">
            <text:p>4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 48, 'itemState': State.UNKNOWN, 'onState': &quot;ON&quot;, 'offState': &quot;OFF&quot;, 'offType': State.OFF}," table:formula="of:=CONCATENATE([.B36];[.C36];[.D36];[.E36];[.F36];[.G36];[.H36];[.I36];[.J36];[.K36];[.L36];[.M36];[.P36])" table:style-name="ce14">
            <text:p>{'topic': "stat/i3/inside/lights/018/POWER", 'ledNum': 48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8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8" table:style-name="ce12">
            <text:p>4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 45, 'itemState': State.UNKNOWN, 'onState': &quot;ON&quot;, 'offState': &quot;OFF&quot;, 'offType': State.OFF}," table:formula="of:=CONCATENATE([.B37];[.C37];[.D37];[.E37];[.F37];[.G37];[.H37];[.I37];[.J37];[.K37];[.L37];[.M37];[.P37])" table:style-name="ce14">
            <text:p>{'topic': "stat/i3/inside/lights/019/POWER", 'ledNum': 45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19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5" table:style-name="ce12">
            <text:p>4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 62, 'itemState': State.UNKNOWN, 'onState': &quot;ON&quot;, 'offState': &quot;OFF&quot;, 'offType': State.OFF}," table:formula="of:=CONCATENATE([.B38];[.C38];[.D38];[.E38];[.F38];[.G38];[.H38];[.I38];[.J38];[.K38];[.L38];[.M38];[.P38])" table:style-name="ce14">
            <text:p>{'topic': "stat/i3/inside/lights/020/POWER", 'ledNum': 62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0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2" table:style-name="ce12">
            <text:p>6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 56, 'itemState': State.UNKNOWN, 'onState': &quot;ON&quot;, 'offState': &quot;OFF&quot;, 'offType': State.OFF}," table:formula="of:=CONCATENATE([.B39];[.C39];[.D39];[.E39];[.F39];[.G39];[.H39];[.I39];[.J39];[.K39];[.L39];[.M39];[.P39])" table:style-name="ce14">
            <text:p>{'topic': "stat/i3/inside/lights/021/POWER", 'ledNum': 56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1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6" table:style-name="ce12">
            <text:p>5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 54, 'itemState': State.UNKNOWN, 'onState': &quot;ON&quot;, 'offState': &quot;OFF&quot;, 'offType': State.OFF}," table:formula="of:=CONCATENATE([.B40];[.C40];[.D40];[.E40];[.F40];[.G40];[.H40];[.I40];[.J40];[.K40];[.L40];[.M40];[.P40])" table:style-name="ce14">
            <text:p>{'topic': "stat/i3/inside/lights/022/POWER", 'ledNum': 54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2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4" table:style-name="ce12">
            <text:p>5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 51, 'itemState': State.UNKNOWN, 'onState': &quot;ON&quot;, 'offState': &quot;OFF&quot;, 'offType': State.OFF}," table:formula="of:=CONCATENATE([.B41];[.C41];[.D41];[.E41];[.F41];[.G41];[.H41];[.I41];[.J41];[.K41];[.L41];[.M41];[.P41])" table:style-name="ce14">
            <text:p>{'topic': "stat/i3/inside/lights/023/POWER", 'ledNum': 51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3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1" table:style-name="ce12">
            <text:p>5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 50, 'itemState': State.UNKNOWN, 'onState': &quot;ON&quot;, 'offState': &quot;OFF&quot;, 'offType': State.OFF}," table:formula="of:=CONCATENATE([.B42];[.C42];[.D42];[.E42];[.F42];[.G42];[.H42];[.I42];[.J42];[.K42];[.L42];[.M42];[.P42])" table:style-name="ce14">
            <text:p>{'topic': "stat/i3/inside/lights/024/POWER", 'ledNum': 50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4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 46, 'itemState': State.UNKNOWN, 'onState': &quot;ON&quot;, 'offState': &quot;OFF&quot;, 'offType': State.OFF}," table:formula="of:=CONCATENATE([.B43];[.C43];[.D43];[.E43];[.F43];[.G43];[.H43];[.I43];[.J43];[.K43];[.L43];[.M43];[.P43])" table:style-name="ce14">
            <text:p>{'topic': "stat/i3/inside/lights/025/POWER", 'ledNum': 46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5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6" table:style-name="ce12">
            <text:p>4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 47, 'itemState': State.UNKNOWN, 'onState': &quot;ON&quot;, 'offState': &quot;OFF&quot;, 'offType': State.OFF}," table:formula="of:=CONCATENATE([.B44];[.C44];[.D44];[.E44];[.F44];[.G44];[.H44];[.I44];[.J44];[.K44];[.L44];[.M44];[.P44])" table:style-name="ce14">
            <text:p>{'topic': "stat/i3/inside/lights/026/POWER", 'ledNum': 47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6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7" table:style-name="ce12">
            <text:p>4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 63, 'itemState': State.UNKNOWN, 'onState': &quot;ON&quot;, 'offState': &quot;OFF&quot;, 'offType': State.OFF}," table:formula="of:=CONCATENATE([.B45];[.C45];[.D45];[.E45];[.F45];[.G45];[.H45];[.I45];[.J45];[.K45];[.L45];[.M45];[.P45])" table:style-name="ce14">
            <text:p>{'topic': "stat/i3/inside/lights/027/POWER", 'ledNum': 63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7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3" table:style-name="ce12">
            <text:p>6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 15, 'itemState': State.UNKNOWN, 'onState': &quot;ON&quot;, 'offState': &quot;OFF&quot;, 'offType': State.OFF}," table:formula="of:=CONCATENATE([.B46];[.C46];[.D46];[.E46];[.F46];[.G46];[.H46];[.I46];[.J46];[.K46];[.L46];[.M46];[.P46])" table:style-name="ce14">
            <text:p>{'topic': "stat/i3/inside/lights/028/POWER", 'ledNum': 15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8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 21, 'itemState': State.UNKNOWN, 'onState': &quot;ON&quot;, 'offState': &quot;OFF&quot;, 'offType': State.OFF}," table:formula="of:=CONCATENATE([.B47];[.C47];[.D47];[.E47];[.F47];[.G47];[.H47];[.I47];[.J47];[.K47];[.L47];[.M47];[.P47])" table:style-name="ce14">
            <text:p>{'topic': "stat/i3/inside/lights/029/POWER", 'ledNum': 21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29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1" table:style-name="ce12">
            <text:p>2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 22, 'itemState': State.UNKNOWN, 'onState': &quot;ON&quot;, 'offState': &quot;OFF&quot;, 'offType': State.OFF}," table:formula="of:=CONCATENATE([.B48];[.C48];[.D48];[.E48];[.F48];[.G48];[.H48];[.I48];[.J48];[.K48];[.L48];[.M48];[.P48])" table:style-name="ce14">
            <text:p>{'topic': "stat/i3/inside/lights/030/POWER", 'ledNum': 22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0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 24, 'itemState': State.UNKNOWN, 'onState': &quot;ON&quot;, 'offState': &quot;OFF&quot;, 'offType': State.OFF}," table:formula="of:=CONCATENATE([.B49];[.C49];[.D49];[.E49];[.F49];[.G49];[.H49];[.I49];[.J49];[.K49];[.L49];[.M49];[.P49])" table:style-name="ce14">
            <text:p>{'topic': "stat/i3/inside/lights/031/POWER", 'ledNum': 24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1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 23, 'itemState': State.UNKNOWN, 'onState': &quot;ON&quot;, 'offState': &quot;OFF&quot;, 'offType': State.OFF}," table:formula="of:=CONCATENATE([.B50];[.C50];[.D50];[.E50];[.F50];[.G50];[.H50];[.I50];[.J50];[.K50];[.L50];[.M50];[.P50])" table:style-name="ce14">
            <text:p>{'topic': "stat/i3/inside/lights/032/POWER", 'ledNum': 23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2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3" table:style-name="ce12">
            <text:p>2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 42, 'itemState': State.UNKNOWN, 'onState': &quot;ON&quot;, 'offState': &quot;OFF&quot;, 'offType': State.OFF}," table:formula="of:=CONCATENATE([.B51];[.C51];[.D51];[.E51];[.F51];[.G51];[.H51];[.I51];[.J51];[.K51];[.L51];[.M51];[.P51])" table:style-name="ce14">
            <text:p>{'topic': "stat/i3/inside/lights/033/POWER", 'ledNum': 42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3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2" table:style-name="ce12">
            <text:p>4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 41, 'itemState': State.UNKNOWN, 'onState': &quot;ON&quot;, 'offState': &quot;OFF&quot;, 'offType': State.OFF}," table:formula="of:=CONCATENATE([.B52];[.C52];[.D52];[.E52];[.F52];[.G52];[.H52];[.I52];[.J52];[.K52];[.L52];[.M52];[.P52])" table:style-name="ce14">
            <text:p>{'topic': "stat/i3/inside/lights/034/POWER", 'ledNum': 41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4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1" table:style-name="ce12">
            <text:p>4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 40, 'itemState': State.UNKNOWN, 'onState': &quot;ON&quot;, 'offState': &quot;OFF&quot;, 'offType': State.OFF}," table:formula="of:=CONCATENATE([.B53];[.C53];[.D53];[.E53];[.F53];[.G53];[.H53];[.I53];[.J53];[.K53];[.L53];[.M53];[.P53])" table:style-name="ce14">
            <text:p>{'topic': "stat/i3/inside/lights/035/POWER", 'ledNum': 40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5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0" table:style-name="ce12">
            <text:p>4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 55, 'itemState': State.UNKNOWN, 'onState': &quot;ON&quot;, 'offState': &quot;OFF&quot;, 'offType': State.OFF}," table:formula="of:=CONCATENATE([.B54];[.C54];[.D54];[.E54];[.F54];[.G54];[.H54];[.I54];[.J54];[.K54];[.L54];[.M54];[.P54])" table:style-name="ce14">
            <text:p>{'topic': "stat/i3/inside/lights/036/POWER", 'ledNum': 55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6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5" table:style-name="ce12">
            <text:p>5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 58, 'itemState': State.UNKNOWN, 'onState': &quot;ON&quot;, 'offState': &quot;OFF&quot;, 'offType': State.OFF}," table:formula="of:=CONCATENATE([.B55];[.C55];[.D55];[.E55];[.F55];[.G55];[.H55];[.I55];[.J55];[.K55];[.L55];[.M55];[.P55])" table:style-name="ce14">
            <text:p>{'topic': "stat/i3/inside/lights/037/POWER", 'ledNum': 58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ights/037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8" table:style-name="ce12">
            <text:p>5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 43, 'itemState': State.UNKNOWN, 'onState': &quot;ON&quot;, 'offState': &quot;OFF&quot;, 'offType': State.OFF}," table:formula="of:=CONCATENATE([.B56];[.C56];[.D56];[.E56];[.F56];[.G56];[.H56];[.I56];[.J56];[.K56];[.L56];[.M56];[.P56])" table:style-name="ce14">
            <text:p>{'topic': "stat/i3/inside/infrastructure/air-compressor/POWER", 'ledNum': 43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infrastructure/air-compressor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43" table:style-name="ce12">
            <text:p>4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 57, 'itemState': State.UNKNOWN, 'onState': &quot;ON&quot;, 'offState': &quot;OFF&quot;, 'offType': State.OFF}," table:formula="of:=CONCATENATE([.B57];[.C57];[.D57];[.E57];[.F57];[.G57];[.H57];[.I57];[.J57];[.K57];[.L57];[.M57];[.P57])" table:style-name="ce14">
            <text:p>{'topic': "stat/i3/inside/laser-zone/ceiling-fan/POWER", 'ledNum': 57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laser-zone/ceiling-fan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7" table:style-name="ce12">
            <text:p>5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laserZone/ventFan/POWER&quot;, 'ledNum': 53, 'itemState': State.UNKNOWN, 'onState': &quot;ON&quot;, 'offState': &quot;OFF&quot;, 'offType': State.OFF}," table:formula="of:=CONCATENATE([.B58];[.C58];[.D58];[.E58];[.F58];[.G58];[.H58];[.I58];[.J58];[.K58];[.L58];[.M58];[.P58])" table:style-name="ce14">
            <text:p>{'topic': "stat/i3/laserZone/ventFan/POWER", 'ledNum': 53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laserZone/ventFan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53" table:style-name="ce12">
            <text:p>5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 25, 'itemState': State.UNKNOWN, 'onState': &quot;ON&quot;, 'offState': &quot;OFF&quot;, 'offType': State.OFF}," table:formula="of:=CONCATENATE([.B59];[.C59];[.D59];[.E59];[.F59];[.G59];[.H59];[.I59];[.J59];[.K59];[.L59];[.M59];[.P59])" table:style-name="ce14">
            <text:p>{'topic': "stat/i3/inside/machine-shop/ceiling-fan/POWER", 'ledNum': 25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machine-shop/ceiling-fan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 70, 'itemState': State.UNKNOWN, 'onState': &quot;ON&quot;, 'offState': &quot;OFF&quot;, 'offType': State.OFF}," table:formula="of:=CONCATENATE([.B60];[.C60];[.D60];[.E60];[.F60];[.G60];[.H60];[.I60];[.J60];[.K60];[.L60];[.M60];[.P60])" table:style-name="ce14">
            <text:p>{'topic': "stat/i3/inside/media-lab/lights/POWER", 'ledNum': 70, 'itemState': State.UNKNOWN, 'onState': "ON", 'offState': "OFF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2">
            <text:p>/i3/inside/media-lab/lights/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70" table:style-name="ce12">
            <text:p>7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 12, 'itemState': State.UNKNOWN, 'onState':3, 'offState':1, 'offType': State.OFF}," table:formula="of:=CONCATENATE([.B61];[.C61];[.D61];[.E61];[.F61];[.G61];[.H61];[.I61];[.J61];[.K61];[.L61];[.M61];[.P61])" table:style-name="ce14">
            <text:p>{'topic': "tele/i3/inside/commons/openevse/state", 'ledNum': 12, 'itemState': State.UNKNOWN, 'onState':3, 'offState':1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openevse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2" table:style-name="ce12">
            <text:p>12</text:p>
          </table:table-cell>
          <table:table-cell office:value-type="string" table:style-name="ce12">
            <text:p>, 'itemState': State.UNKNOWN, 'onState':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, 'offState':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 12, 'itemState': State.UNKNOWN, 'onState': &quot;placeholder&quot;, 'offState': &quot;disconnected&quot;, 'offType': State.DISCONNECTED}," table:formula="of:=CONCATENATE([.B62];[.C62];[.D62];[.E62];[.F62];[.G62];[.H62];[.I62];[.J62];[.K62];[.L62];[.M62];[.P62])" table:style-name="ce14">
            <text:p>{'topic': "tele/i3/inside/commons/openevse", 'ledNum': 12, 'itemState': State.UNKNOWN, 'onState': "placeholder", 'offState': "disconnected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openevse</text:p>
          </table:table-cell>
          <table:table-cell table:style-name="ce12"/>
          <table:table-cell office:value-type="string" table:style-name="ce12">
            <text:p>", 'ledNum':<text:s/></text:p>
          </table:table-cell>
          <table:table-cell office:value-type="float" office:value="12" table:style-name="ce12">
            <text:p>1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disconnected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 32, 'itemState': State.UNKNOWN, 'onState': &quot;placeholder&quot;, 'offState': &quot;Offline&quot;, 'offType': State.DISCONNECTED}," table:formula="of:=CONCATENATE([.B63];[.C63];[.D63];[.E63];[.F63];[.G63];[.H63];[.I63];[.J63];[.K63];[.L63];[.M63];[.P63])" table:style-name="ce14">
            <text:p>{'topic': "tele/i3/inside/commons/snapple-vending-light/LWT", 'ledNum': 32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snapple-vending-ligh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2" table:style-name="ce12">
            <text:p>3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 37, 'itemState': State.UNKNOWN, 'onState': &quot;placeholder&quot;, 'offState': &quot;Offline&quot;, 'offType': State.DISCONNECTED}," table:formula="of:=CONCATENATE([.B64];[.C64];[.D64];[.E64];[.F64];[.G64];[.H64];[.I64];[.J64];[.K64];[.L64];[.M64];[.P64])" table:style-name="ce14">
            <text:p>{'topic': "tele/i3/inside/accent/chandelier-01/LWT", 'ledNum': 37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accent/chandelier-01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7" table:style-name="ce12">
            <text:p>3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 72, 'itemState': State.UNKNOWN, 'onState': &quot;placeholder&quot;, 'offState': &quot;Offline&quot;, 'offType': State.DISCONNECTED}," table:formula="of:=CONCATENATE([.B65];[.C65];[.D65];[.E65];[.F65];[.G65];[.H65];[.I65];[.J65];[.K65];[.L65];[.M65];[.P65])" table:style-name="ce14">
            <text:p>{'topic': "tele/i3/inside/accent/chandelier-02/LWT", 'ledNum': 72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accent/chandelier-02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72" table:style-name="ce12">
            <text:p>7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 7, 'itemState': State.UNKNOWN, 'onState': &quot;placeholder&quot;, 'offState': &quot;Offline&quot;, 'offType': State.DISCONNECTED}," table:formula="of:=CONCATENATE([.B66];[.C66];[.D66];[.E66];[.F66];[.G66];[.H66];[.I66];[.J66];[.K66];[.L66];[.M66];[.P66])" table:style-name="ce14">
            <text:p>{'topic': "tele/i3/inside/classroom/sign/LWT", 'ledNum': 7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lassroom/sign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 19, 'itemState': State.UNKNOWN, 'onState': &quot;placeholder&quot;, 'offState': &quot;Offline&quot;, 'offType': State.DISCONNECTED}," table:formula="of:=CONCATENATE([.B67];[.C67];[.D67];[.E67];[.F67];[.G67];[.H67];[.I67];[.J67];[.K67];[.L67];[.M67];[.P67])" table:style-name="ce14">
            <text:p>{'topic': "tele/i3/inside/cnc/vent/LWT", 'ledNum': 19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nc/ven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 20, 'itemState': State.UNKNOWN, 'onState': &quot;placeholder&quot;, 'offState': &quot;Offline&quot;, 'offType': State.DISCONNECTED}," table:formula="of:=CONCATENATE([.B68];[.C68];[.D68];[.E68];[.F68];[.G68];[.H68];[.I68];[.J68];[.K68];[.L68];[.M68];[.P68])" table:style-name="ce14">
            <text:p>{'topic': "tele/i3/inside/cnc/light/LWT", 'ledNum': 20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nc/ligh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0" table:style-name="ce12">
            <text:p>2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 35, 'itemState': State.UNKNOWN, 'onState': &quot;placeholder&quot;, 'offState': &quot;Offline&quot;, 'offType': State.DISCONNECTED}," table:formula="of:=CONCATENATE([.B69];[.C69];[.D69];[.E69];[.F69];[.G69];[.H69];[.I69];[.J69];[.K69];[.L69];[.M69];[.P69])" table:style-name="ce14">
            <text:p>{'topic': "tele/i3/inside/commons/disco/LWT", 'ledNum': 35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disco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5" table:style-name="ce12">
            <text:p>3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 27, 'itemState': State.UNKNOWN, 'onState': &quot;placeholder&quot;, 'offState': &quot;Offline&quot;, 'offType': State.DISCONNECTED}," table:formula="of:=CONCATENATE([.B70];[.C70];[.D70];[.E70];[.F70];[.G70];[.H70];[.I70];[.J70];[.K70];[.L70];[.M70];[.P70])" table:style-name="ce14">
            <text:p>{'topic': "tele/i3/inside/commons/east-ceiling-fans/LWT", 'ledNum': 27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east-ceiling-fans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 31, 'itemState': State.UNKNOWN, 'onState': &quot;placeholder&quot;, 'offState': &quot;Offline&quot;, 'offType': State.DISCONNECTED}," table:formula="of:=CONCATENATE([.B71];[.C71];[.D71];[.E71];[.F71];[.G71];[.H71];[.I71];[.J71];[.K71];[.L71];[.M71];[.P71])" table:style-name="ce14">
            <text:p>{'topic': "tele/i3/inside/commons/east-ceiling-fans/LWT", 'ledNum': 31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east-ceiling-fans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1" table:style-name="ce12">
            <text:p>3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 60, 'itemState': State.UNKNOWN, 'onState': &quot;placeholder&quot;, 'offState': &quot;Offline&quot;, 'offType': State.DISCONNECTED}," table:formula="of:=CONCATENATE([.B72];[.C72];[.D72];[.E72];[.F72];[.G72];[.H72];[.I72];[.J72];[.K72];[.L72];[.M72];[.P72])" table:style-name="ce14">
            <text:p>{'topic': "tele/i3/inside/commons/south-vent/LWT", 'ledNum': 60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south-ven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0" table:style-name="ce12">
            <text:p>6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 59, 'itemState': State.UNKNOWN, 'onState': &quot;placeholder&quot;, 'offState': &quot;Offline&quot;, 'offType': State.DISCONNECTED}," table:formula="of:=CONCATENATE([.B73];[.C73];[.D73];[.E73];[.F73];[.G73];[.H73];[.I73];[.J73];[.K73];[.L73];[.M73];[.P73])" table:style-name="ce14">
            <text:p>{'topic': "tele/i3/inside/fablab/vent/LWT", 'ledNum': 59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fablab/ven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 44, 'itemState': State.UNKNOWN, 'onState': &quot;placeholder&quot;, 'offState': &quot;Offline&quot;, 'offType': State.DISCONNECTED}," table:formula="of:=CONCATENATE([.B74];[.C74];[.D74];[.E74];[.F74];[.G74];[.H74];[.I74];[.J74];[.K74];[.L74];[.M74];[.P74])" table:style-name="ce14">
            <text:p>{'topic': "tele/i3/inside/infrastructure/compressor-valve/LWT", 'ledNum': 44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infrastructure/compressor-valve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4" table:style-name="ce12">
            <text:p>4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 64, 'itemState': State.UNKNOWN, 'onState': &quot;placeholder&quot;, 'offState': &quot;Offline&quot;, 'offType': State.DISCONNECTED}," table:formula="of:=CONCATENATE([.B75];[.C75];[.D75];[.E75];[.F75];[.G75];[.H75];[.I75];[.J75];[.K75];[.L75];[.M75];[.P75])" table:style-name="ce14">
            <text:p>{'topic': "tele/i3/inside/large-bathroom/light/LWT", 'ledNum': 64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arge-bathroom/ligh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4" table:style-name="ce12">
            <text:p>6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 65, 'itemState': State.UNKNOWN, 'onState': &quot;placeholder&quot;, 'offState': &quot;Offline&quot;, 'offType': State.DISCONNECTED}," table:formula="of:=CONCATENATE([.B76];[.C76];[.D76];[.E76];[.F76];[.G76];[.H76];[.I76];[.J76];[.K76];[.L76];[.M76];[.P76])" table:style-name="ce14">
            <text:p>{'topic': "tele/i3/inside/large-bathroom/vent/LWT", 'ledNum': 65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arge-bathroom/vent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5" table:style-name="ce12">
            <text:p>6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 14, 'itemState': State.UNKNOWN, 'onState': &quot;placeholder&quot;, 'offState': &quot;Offline&quot;, 'offType': State.DISCONNECTED}," table:formula="of:=CONCATENATE([.B77];[.C77];[.D77];[.E77];[.F77];[.G77];[.H77];[.I77];[.J77];[.K77];[.L77];[.M77];[.P77])" table:style-name="ce14">
            <text:p>{'topic': "tele/i3/inside/lights/001/LWT", 'ledNum': 14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1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4" table:style-name="ce12">
            <text:p>1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 16, 'itemState': State.UNKNOWN, 'onState': &quot;placeholder&quot;, 'offState': &quot;Offline&quot;, 'offType': State.DISCONNECTED}," table:formula="of:=CONCATENATE([.B78];[.C78];[.D78];[.E78];[.F78];[.G78];[.H78];[.I78];[.J78];[.K78];[.L78];[.M78];[.P78])" table:style-name="ce14">
            <text:p>{'topic': "tele/i3/inside/lights/002/LWT", 'ledNum': 16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2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6" table:style-name="ce12">
            <text:p>1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 17, 'itemState': State.UNKNOWN, 'onState': &quot;placeholder&quot;, 'offState': &quot;Offline&quot;, 'offType': State.DISCONNECTED}," table:formula="of:=CONCATENATE([.B79];[.C79];[.D79];[.E79];[.F79];[.G79];[.H79];[.I79];[.J79];[.K79];[.L79];[.M79];[.P79])" table:style-name="ce14">
            <text:p>{'topic': "tele/i3/inside/lights/003/LWT", 'ledNum': 17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3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 18, 'itemState': State.UNKNOWN, 'onState': &quot;placeholder&quot;, 'offState': &quot;Offline&quot;, 'offType': State.DISCONNECTED}," table:formula="of:=CONCATENATE([.B80];[.C80];[.D80];[.E80];[.F80];[.G80];[.H80];[.I80];[.J80];[.K80];[.L80];[.M80];[.P80])" table:style-name="ce14">
            <text:p>{'topic': "tele/i3/inside/lights/004/LWT", 'ledNum': 18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4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8" table:style-name="ce12">
            <text:p>1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 13, 'itemState': State.UNKNOWN, 'onState': &quot;placeholder&quot;, 'offState': &quot;Offline&quot;, 'offType': State.DISCONNECTED}," table:formula="of:=CONCATENATE([.B81];[.C81];[.D81];[.E81];[.F81];[.G81];[.H81];[.I81];[.J81];[.K81];[.L81];[.M81];[.P81])" table:style-name="ce14">
            <text:p>{'topic': "tele/i3/inside/lights/005/LWT", 'ledNum': 13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5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 30, 'itemState': State.UNKNOWN, 'onState': &quot;placeholder&quot;, 'offState': &quot;Offline&quot;, 'offType': State.DISCONNECTED}," table:formula="of:=CONCATENATE([.B82];[.C82];[.D82];[.E82];[.F82];[.G82];[.H82];[.I82];[.J82];[.K82];[.L82];[.M82];[.P82])" table:style-name="ce14">
            <text:p>{'topic': "tele/i3/inside/lights/006/LWT", 'ledNum': 30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6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0" table:style-name="ce12">
            <text:p>3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 29, 'itemState': State.UNKNOWN, 'onState': &quot;placeholder&quot;, 'offState': &quot;Offline&quot;, 'offType': State.DISCONNECTED}," table:formula="of:=CONCATENATE([.B83];[.C83];[.D83];[.E83];[.F83];[.G83];[.H83];[.I83];[.J83];[.K83];[.L83];[.M83];[.P83])" table:style-name="ce14">
            <text:p>{'topic': "tele/i3/inside/lights/007/LWT", 'ledNum': 29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7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9" table:style-name="ce12">
            <text:p>2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 28, 'itemState': State.UNKNOWN, 'onState': &quot;placeholder&quot;, 'offState': &quot;Offline&quot;, 'offType': State.DISCONNECTED}," table:formula="of:=CONCATENATE([.B84];[.C84];[.D84];[.E84];[.F84];[.G84];[.H84];[.I84];[.J84];[.K84];[.L84];[.M84];[.P84])" table:style-name="ce14">
            <text:p>{'topic': "tele/i3/inside/lights/008/LWT", 'ledNum': 28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8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 26, 'itemState': State.UNKNOWN, 'onState': &quot;placeholder&quot;, 'offState': &quot;Offline&quot;, 'offType': State.DISCONNECTED}," table:formula="of:=CONCATENATE([.B85];[.C85];[.D85];[.E85];[.F85];[.G85];[.H85];[.I85];[.J85];[.K85];[.L85];[.M85];[.P85])" table:style-name="ce14">
            <text:p>{'topic': "tele/i3/inside/lights/009/LWT", 'ledNum': 26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9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 33, 'itemState': State.UNKNOWN, 'onState': &quot;placeholder&quot;, 'offState': &quot;Offline&quot;, 'offType': State.DISCONNECTED}," table:formula="of:=CONCATENATE([.B86];[.C86];[.D86];[.E86];[.F86];[.G86];[.H86];[.I86];[.J86];[.K86];[.L86];[.M86];[.P86])" table:style-name="ce14">
            <text:p>{'topic': "tele/i3/inside/lights/010/LWT", 'ledNum': 33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0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3" table:style-name="ce12">
            <text:p>3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 34, 'itemState': State.UNKNOWN, 'onState': &quot;placeholder&quot;, 'offState': &quot;Offline&quot;, 'offType': State.DISCONNECTED}," table:formula="of:=CONCATENATE([.B87];[.C87];[.D87];[.E87];[.F87];[.G87];[.H87];[.I87];[.J87];[.K87];[.L87];[.M87];[.P87])" table:style-name="ce14">
            <text:p>{'topic': "tele/i3/inside/lights/011/LWT", 'ledNum': 34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1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4" table:style-name="ce12">
            <text:p>3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 36, 'itemState': State.UNKNOWN, 'onState': &quot;placeholder&quot;, 'offState': &quot;Offline&quot;, 'offType': State.DISCONNECTED}," table:formula="of:=CONCATENATE([.B88];[.C88];[.D88];[.E88];[.F88];[.G88];[.H88];[.I88];[.J88];[.K88];[.L88];[.M88];[.P88])" table:style-name="ce14">
            <text:p>{'topic': "tele/i3/inside/lights/012/LWT", 'ledNum': 36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2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6" table:style-name="ce12">
            <text:p>3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 38, 'itemState': State.UNKNOWN, 'onState': &quot;placeholder&quot;, 'offState': &quot;Offline&quot;, 'offType': State.DISCONNECTED}," table:formula="of:=CONCATENATE([.B89];[.C89];[.D89];[.E89];[.F89];[.G89];[.H89];[.I89];[.J89];[.K89];[.L89];[.M89];[.P89])" table:style-name="ce14">
            <text:p>{'topic': "tele/i3/inside/lights/013/LWT", 'ledNum': 38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3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8" table:style-name="ce12">
            <text:p>3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 39, 'itemState': State.UNKNOWN, 'onState': &quot;placeholder&quot;, 'offState': &quot;Offline&quot;, 'offType': State.DISCONNECTED}," table:formula="of:=CONCATENATE([.B90];[.C90];[.D90];[.E90];[.F90];[.G90];[.H90];[.I90];[.J90];[.K90];[.L90];[.M90];[.P90])" table:style-name="ce14">
            <text:p>{'topic': "tele/i3/inside/lights/014/LWT", 'ledNum': 39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4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39" table:style-name="ce12">
            <text:p>3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 61, 'itemState': State.UNKNOWN, 'onState': &quot;placeholder&quot;, 'offState': &quot;Offline&quot;, 'offType': State.DISCONNECTED}," table:formula="of:=CONCATENATE([.B91];[.C91];[.D91];[.E91];[.F91];[.G91];[.H91];[.I91];[.J91];[.K91];[.L91];[.M91];[.P91])" table:style-name="ce14">
            <text:p>{'topic': "tele/i3/inside/lights/015/LWT", 'ledNum': 61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5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1" table:style-name="ce12">
            <text:p>6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 52, 'itemState': State.UNKNOWN, 'onState': &quot;placeholder&quot;, 'offState': &quot;Offline&quot;, 'offType': State.DISCONNECTED}," table:formula="of:=CONCATENATE([.B92];[.C92];[.D92];[.E92];[.F92];[.G92];[.H92];[.I92];[.J92];[.K92];[.L92];[.M92];[.P92])" table:style-name="ce14">
            <text:p>{'topic': "tele/i3/inside/lights/016/LWT", 'ledNum': 52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6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2" table:style-name="ce12">
            <text:p>5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 49, 'itemState': State.UNKNOWN, 'onState': &quot;placeholder&quot;, 'offState': &quot;Offline&quot;, 'offType': State.DISCONNECTED}," table:formula="of:=CONCATENATE([.B93];[.C93];[.D93];[.E93];[.F93];[.G93];[.H93];[.I93];[.J93];[.K93];[.L93];[.M93];[.P93])" table:style-name="ce14">
            <text:p>{'topic': "tele/i3/inside/lights/017/LWT", 'ledNum': 49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7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9" table:style-name="ce12">
            <text:p>4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 48, 'itemState': State.UNKNOWN, 'onState': &quot;placeholder&quot;, 'offState': &quot;Offline&quot;, 'offType': State.DISCONNECTED}," table:formula="of:=CONCATENATE([.B94];[.C94];[.D94];[.E94];[.F94];[.G94];[.H94];[.I94];[.J94];[.K94];[.L94];[.M94];[.P94])" table:style-name="ce14">
            <text:p>{'topic': "tele/i3/inside/lights/018/LWT", 'ledNum': 48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8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8" table:style-name="ce12">
            <text:p>4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 45, 'itemState': State.UNKNOWN, 'onState': &quot;placeholder&quot;, 'offState': &quot;Offline&quot;, 'offType': State.DISCONNECTED}," table:formula="of:=CONCATENATE([.B95];[.C95];[.D95];[.E95];[.F95];[.G95];[.H95];[.I95];[.J95];[.K95];[.L95];[.M95];[.P95])" table:style-name="ce14">
            <text:p>{'topic': "tele/i3/inside/lights/019/LWT", 'ledNum': 45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9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5" table:style-name="ce12">
            <text:p>4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 62, 'itemState': State.UNKNOWN, 'onState': &quot;placeholder&quot;, 'offState': &quot;Offline&quot;, 'offType': State.DISCONNECTED}," table:formula="of:=CONCATENATE([.B96];[.C96];[.D96];[.E96];[.F96];[.G96];[.H96];[.I96];[.J96];[.K96];[.L96];[.M96];[.P96])" table:style-name="ce14">
            <text:p>{'topic': "tele/i3/inside/lights/020/LWT", 'ledNum': 62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0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2" table:style-name="ce12">
            <text:p>6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 56, 'itemState': State.UNKNOWN, 'onState': &quot;placeholder&quot;, 'offState': &quot;Offline&quot;, 'offType': State.DISCONNECTED}," table:formula="of:=CONCATENATE([.B97];[.C97];[.D97];[.E97];[.F97];[.G97];[.H97];[.I97];[.J97];[.K97];[.L97];[.M97];[.P97])" table:style-name="ce14">
            <text:p>{'topic': "tele/i3/inside/lights/021/LWT", 'ledNum': 56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1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6" table:style-name="ce12">
            <text:p>5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 54, 'itemState': State.UNKNOWN, 'onState': &quot;placeholder&quot;, 'offState': &quot;Offline&quot;, 'offType': State.DISCONNECTED}," table:formula="of:=CONCATENATE([.B98];[.C98];[.D98];[.E98];[.F98];[.G98];[.H98];[.I98];[.J98];[.K98];[.L98];[.M98];[.P98])" table:style-name="ce14">
            <text:p>{'topic': "tele/i3/inside/lights/022/LWT", 'ledNum': 54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2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4" table:style-name="ce12">
            <text:p>5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 51, 'itemState': State.UNKNOWN, 'onState': &quot;placeholder&quot;, 'offState': &quot;Offline&quot;, 'offType': State.DISCONNECTED}," table:formula="of:=CONCATENATE([.B99];[.C99];[.D99];[.E99];[.F99];[.G99];[.H99];[.I99];[.J99];[.K99];[.L99];[.M99];[.P99])" table:style-name="ce14">
            <text:p>{'topic': "tele/i3/inside/lights/023/LWT", 'ledNum': 51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3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1" table:style-name="ce12">
            <text:p>5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 50, 'itemState': State.UNKNOWN, 'onState': &quot;placeholder&quot;, 'offState': &quot;Offline&quot;, 'offType': State.DISCONNECTED}," table:formula="of:=CONCATENATE([.B100];[.C100];[.D100];[.E100];[.F100];[.G100];[.H100];[.I100];[.J100];[.K100];[.L100];[.M100];[.P100])" table:style-name="ce14">
            <text:p>{'topic': "tele/i3/inside/lights/024/LWT", 'ledNum': 50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4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 46, 'itemState': State.UNKNOWN, 'onState': &quot;placeholder&quot;, 'offState': &quot;Offline&quot;, 'offType': State.DISCONNECTED}," table:formula="of:=CONCATENATE([.B101];[.C101];[.D101];[.E101];[.F101];[.G101];[.H101];[.I101];[.J101];[.K101];[.L101];[.M101];[.P101])" table:style-name="ce14">
            <text:p>{'topic': "tele/i3/inside/lights/025/LWT", 'ledNum': 46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5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6" table:style-name="ce12">
            <text:p>4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 47, 'itemState': State.UNKNOWN, 'onState': &quot;placeholder&quot;, 'offState': &quot;Offline&quot;, 'offType': State.DISCONNECTED}," table:formula="of:=CONCATENATE([.B102];[.C102];[.D102];[.E102];[.F102];[.G102];[.H102];[.I102];[.J102];[.K102];[.L102];[.M102];[.P102])" table:style-name="ce14">
            <text:p>{'topic': "tele/i3/inside/lights/026/LWT", 'ledNum': 47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6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7" table:style-name="ce12">
            <text:p>4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 63, 'itemState': State.UNKNOWN, 'onState': &quot;placeholder&quot;, 'offState': &quot;Offline&quot;, 'offType': State.DISCONNECTED}," table:formula="of:=CONCATENATE([.B103];[.C103];[.D103];[.E103];[.F103];[.G103];[.H103];[.I103];[.J103];[.K103];[.L103];[.M103];[.P103])" table:style-name="ce14">
            <text:p>{'topic': "tele/i3/inside/lights/027/LWT", 'ledNum': 63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7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3" table:style-name="ce12">
            <text:p>6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 15, 'itemState': State.UNKNOWN, 'onState': &quot;placeholder&quot;, 'offState': &quot;Offline&quot;, 'offType': State.DISCONNECTED}," table:formula="of:=CONCATENATE([.B104];[.C104];[.D104];[.E104];[.F104];[.G104];[.H104];[.I104];[.J104];[.K104];[.L104];[.M104];[.P104])" table:style-name="ce14">
            <text:p>{'topic': "tele/i3/inside/lights/028/LWT", 'ledNum': 15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8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 21, 'itemState': State.UNKNOWN, 'onState': &quot;placeholder&quot;, 'offState': &quot;Offline&quot;, 'offType': State.DISCONNECTED}," table:formula="of:=CONCATENATE([.B105];[.C105];[.D105];[.E105];[.F105];[.G105];[.H105];[.I105];[.J105];[.K105];[.L105];[.M105];[.P105])" table:style-name="ce14">
            <text:p>{'topic': "tele/i3/inside/lights/029/LWT", 'ledNum': 21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9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1" table:style-name="ce12">
            <text:p>2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 22, 'itemState': State.UNKNOWN, 'onState': &quot;placeholder&quot;, 'offState': &quot;Offline&quot;, 'offType': State.DISCONNECTED}," table:formula="of:=CONCATENATE([.B106];[.C106];[.D106];[.E106];[.F106];[.G106];[.H106];[.I106];[.J106];[.K106];[.L106];[.M106];[.P106])" table:style-name="ce14">
            <text:p>{'topic': "tele/i3/inside/lights/030/LWT", 'ledNum': 22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0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 24, 'itemState': State.UNKNOWN, 'onState': &quot;placeholder&quot;, 'offState': &quot;Offline&quot;, 'offType': State.DISCONNECTED}," table:formula="of:=CONCATENATE([.B107];[.C107];[.D107];[.E107];[.F107];[.G107];[.H107];[.I107];[.J107];[.K107];[.L107];[.M107];[.P107])" table:style-name="ce14">
            <text:p>{'topic': "tele/i3/inside/lights/031/LWT", 'ledNum': 24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1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 23, 'itemState': State.UNKNOWN, 'onState': &quot;placeholder&quot;, 'offState': &quot;Offline&quot;, 'offType': State.DISCONNECTED}," table:formula="of:=CONCATENATE([.B108];[.C108];[.D108];[.E108];[.F108];[.G108];[.H108];[.I108];[.J108];[.K108];[.L108];[.M108];[.P108])" table:style-name="ce14">
            <text:p>{'topic': "tele/i3/inside/lights/032/LWT", 'ledNum': 23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2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3" table:style-name="ce12">
            <text:p>2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 42, 'itemState': State.UNKNOWN, 'onState': &quot;placeholder&quot;, 'offState': &quot;Offline&quot;, 'offType': State.DISCONNECTED}," table:formula="of:=CONCATENATE([.B109];[.C109];[.D109];[.E109];[.F109];[.G109];[.H109];[.I109];[.J109];[.K109];[.L109];[.M109];[.P109])" table:style-name="ce14">
            <text:p>{'topic': "tele/i3/inside/lights/033/LWT", 'ledNum': 42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3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2" table:style-name="ce12">
            <text:p>4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 41, 'itemState': State.UNKNOWN, 'onState': &quot;placeholder&quot;, 'offState': &quot;Offline&quot;, 'offType': State.DISCONNECTED}," table:formula="of:=CONCATENATE([.B110];[.C110];[.D110];[.E110];[.F110];[.G110];[.H110];[.I110];[.J110];[.K110];[.L110];[.M110];[.P110])" table:style-name="ce14">
            <text:p>{'topic': "tele/i3/inside/lights/034/LWT", 'ledNum': 41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4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1" table:style-name="ce12">
            <text:p>4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 40, 'itemState': State.UNKNOWN, 'onState': &quot;placeholder&quot;, 'offState': &quot;Offline&quot;, 'offType': State.DISCONNECTED}," table:formula="of:=CONCATENATE([.B111];[.C111];[.D111];[.E111];[.F111];[.G111];[.H111];[.I111];[.J111];[.K111];[.L111];[.M111];[.P111])" table:style-name="ce14">
            <text:p>{'topic': "tele/i3/inside/lights/035/LWT", 'ledNum': 40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5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0" table:style-name="ce12">
            <text:p>4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 55, 'itemState': State.UNKNOWN, 'onState': &quot;placeholder&quot;, 'offState': &quot;Offline&quot;, 'offType': State.DISCONNECTED}," table:formula="of:=CONCATENATE([.B112];[.C112];[.D112];[.E112];[.F112];[.G112];[.H112];[.I112];[.J112];[.K112];[.L112];[.M112];[.P112])" table:style-name="ce14">
            <text:p>{'topic': "tele/i3/inside/lights/036/LWT", 'ledNum': 55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6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5" table:style-name="ce12">
            <text:p>5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 58, 'itemState': State.UNKNOWN, 'onState': &quot;placeholder&quot;, 'offState': &quot;Offline&quot;, 'offType': State.DISCONNECTED}," table:formula="of:=CONCATENATE([.B113];[.C113];[.D113];[.E113];[.F113];[.G113];[.H113];[.I113];[.J113];[.K113];[.L113];[.M113];[.P113])" table:style-name="ce14">
            <text:p>{'topic': "tele/i3/inside/lights/037/LWT", 'ledNum': 58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7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8" table:style-name="ce12">
            <text:p>5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 43, 'itemState': State.UNKNOWN, 'onState': &quot;placeholder&quot;, 'offState': &quot;Offline&quot;, 'offType': State.DISCONNECTED}," table:formula="of:=CONCATENATE([.B114];[.C114];[.D114];[.E114];[.F114];[.G114];[.H114];[.I114];[.J114];[.K114];[.L114];[.M114];[.P114])" table:style-name="ce14">
            <text:p>{'topic': "tele/i3/inside/infrastructure/air-compressor/LWT", 'ledNum': 43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infrastructure/air-compressor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43" table:style-name="ce12">
            <text:p>4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 57, 'itemState': State.UNKNOWN, 'onState': &quot;placeholder&quot;, 'offState': &quot;Offline&quot;, 'offType': State.DISCONNECTED}," table:formula="of:=CONCATENATE([.B115];[.C115];[.D115];[.E115];[.F115];[.G115];[.H115];[.I115];[.J115];[.K115];[.L115];[.M115];[.P115])" table:style-name="ce14">
            <text:p>{'topic': "tele/i3/inside/laser-zone/ceiling-fan/LWT", 'ledNum': 57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aser-zone/ceiling-fan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7" table:style-name="ce12">
            <text:p>5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LWT&quot;, 'ledNum': 53, 'itemState': State.UNKNOWN, 'onState': &quot;placeholder&quot;, 'offState': &quot;Offline&quot;, 'offType': State.DISCONNECTED}," table:formula="of:=CONCATENATE([.B116];[.C116];[.D116];[.E116];[.F116];[.G116];[.H116];[.I116];[.J116];[.K116];[.L116];[.M116];[.P116])" table:style-name="ce14">
            <text:p>{'topic': "tele/i3/laserZone/ventFan/LWT", 'ledNum': 53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laserZone/ventFan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3" table:style-name="ce12">
            <text:p>5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 25, 'itemState': State.UNKNOWN, 'onState': &quot;placeholder&quot;, 'offState': &quot;Offline&quot;, 'offType': State.DISCONNECTED}," table:formula="of:=CONCATENATE([.B117];[.C117];[.D117];[.E117];[.F117];[.G117];[.H117];[.I117];[.J117];[.K117];[.L117];[.M117];[.P117])" table:style-name="ce14">
            <text:p>{'topic': "tele/i3/inside/machine-shop/ceiling-fan/LWT", 'ledNum': 25, 'itemState': State.UNKNOWN, 'onState': "placeholder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machine-shop/ceiling-fan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placeholder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 70, 'itemState': State.UNKNOWN, 'onState': &quot;Online&quot;, 'offState': &quot;Offline&quot;, 'offType': State.DISCONNECTED}," table:formula="of:=CONCATENATE([.B118];[.C118];[.D118];[.E118];[.F118];[.G118];[.H118];[.I118];[.J118];[.K118];[.L118];[.M118];[.P118])" table:style-name="ce14">
            <text:p>{'topic': "tele/i3/inside/media-lab/lights/LWT", 'ledNum': 70, 'itemState': State.UNKNOWN, 'onState': "Online", 'offState': "Offline", 'offType': State.DISCONNECTED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media-lab/lights/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70" table:style-name="ce12">
            <text:p>7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 32, 'itemState': State.UNKNOWN, 'onState': &quot;\&quot;POWER\&quot;:\&quot;ON\&quot;&quot;, 'offState': &quot;\&quot;POWER\&quot;:\&quot;OFF\&quot;&quot;, 'offType': State.OFF}," table:formula="of:=CONCATENATE([.B119];[.C119];[.D119];[.E119];[.F119];[.G119];[.H119];[.I119];[.J119];[.K119];[.L119];[.M119];[.P119])" table:style-name="ce14">
            <text:p>{'topic': "tele/i3/inside/commons/snapple-vending-light/STATE", 'ledNum': 32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snapple-vending-ligh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2" table:style-name="ce12">
            <text:p>3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 37, 'itemState': State.UNKNOWN, 'onState': &quot;\&quot;POWER\&quot;:\&quot;ON\&quot;&quot;, 'offState': &quot;\&quot;POWER\&quot;:\&quot;OFF\&quot;&quot;, 'offType': State.OFF}," table:formula="of:=CONCATENATE([.B120];[.C120];[.D120];[.E120];[.F120];[.G120];[.H120];[.I120];[.J120];[.K120];[.L120];[.M120];[.P120])" table:style-name="ce14">
            <text:p>{'topic': "tele/i3/inside/accent/chandelier-01/STATE", 'ledNum': 37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accent/chandelier-01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7" table:style-name="ce12">
            <text:p>3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 72, 'itemState': State.UNKNOWN, 'onState': &quot;\&quot;POWER\&quot;:\&quot;ON\&quot;&quot;, 'offState': &quot;\&quot;POWER\&quot;:\&quot;OFF\&quot;&quot;, 'offType': State.OFF}," table:formula="of:=CONCATENATE([.B121];[.C121];[.D121];[.E121];[.F121];[.G121];[.H121];[.I121];[.J121];[.K121];[.L121];[.M121];[.P121])" table:style-name="ce14">
            <text:p>{'topic': "tele/i3/inside/accent/chandelier-02/STATE", 'ledNum': 72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accent/chandelier-02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2" table:style-name="ce12">
            <text:p>7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 7, 'itemState': State.UNKNOWN, 'onState': &quot;\&quot;POWER\&quot;:\&quot;ON\&quot;&quot;, 'offState': &quot;\&quot;POWER\&quot;:\&quot;OFF\&quot;&quot;, 'offType': State.OFF}," table:formula="of:=CONCATENATE([.B122];[.C122];[.D122];[.E122];[.F122];[.G122];[.H122];[.I122];[.J122];[.K122];[.L122];[.M122];[.P122])" table:style-name="ce14">
            <text:p>{'topic': "tele/i3/inside/classroom/sign/STATE", 'ledNum': 7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lassroom/sign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 19, 'itemState': State.UNKNOWN, 'onState': &quot;\&quot;POWER\&quot;:\&quot;ON\&quot;&quot;, 'offState': &quot;\&quot;POWER\&quot;:\&quot;OFF\&quot;&quot;, 'offType': State.OFF}," table:formula="of:=CONCATENATE([.B123];[.C123];[.D123];[.E123];[.F123];[.G123];[.H123];[.I123];[.J123];[.K123];[.L123];[.M123];[.P123])" table:style-name="ce14">
            <text:p>{'topic': "tele/i3/inside/cnc/vent/STATE", 'ledNum': 19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nc/ven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 20, 'itemState': State.UNKNOWN, 'onState': &quot;\&quot;POWER\&quot;:\&quot;ON\&quot;&quot;, 'offState': &quot;\&quot;POWER\&quot;:\&quot;OFF\&quot;&quot;, 'offType': State.OFF}," table:formula="of:=CONCATENATE([.B124];[.C124];[.D124];[.E124];[.F124];[.G124];[.H124];[.I124];[.J124];[.K124];[.L124];[.M124];[.P124])" table:style-name="ce14">
            <text:p>{'topic': "tele/i3/inside/cnc/light/STATE", 'ledNum': 20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nc/ligh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0" table:style-name="ce12">
            <text:p>2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 35, 'itemState': State.UNKNOWN, 'onState': &quot;\&quot;POWER\&quot;:\&quot;ON\&quot;&quot;, 'offState': &quot;\&quot;POWER\&quot;:\&quot;OFF\&quot;&quot;, 'offType': State.OFF}," table:formula="of:=CONCATENATE([.B125];[.C125];[.D125];[.E125];[.F125];[.G125];[.H125];[.I125];[.J125];[.K125];[.L125];[.M125];[.P125])" table:style-name="ce14">
            <text:p>{'topic': "tele/i3/inside/commons/disco/STATE", 'ledNum': 35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disco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5" table:style-name="ce12">
            <text:p>3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 27, 'itemState': State.UNKNOWN, 'onState': &quot;\&quot;POWER\&quot;:\&quot;ON\&quot;&quot;, 'offState': &quot;\&quot;POWER\&quot;:\&quot;OFF\&quot;&quot;, 'offType': State.OFF}," table:formula="of:=CONCATENATE([.B126];[.C126];[.D126];[.E126];[.F126];[.G126];[.H126];[.I126];[.J126];[.K126];[.L126];[.M126];[.P126])" table:style-name="ce14">
            <text:p>{'topic': "tele/i3/inside/commons/east-ceiling-fans/STATE", 'ledNum': 27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east-ceiling-fans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 31, 'itemState': State.UNKNOWN, 'onState': &quot;\&quot;POWER\&quot;:\&quot;ON\&quot;&quot;, 'offState': &quot;\&quot;POWER\&quot;:\&quot;OFF\&quot;&quot;, 'offType': State.OFF}," table:formula="of:=CONCATENATE([.B127];[.C127];[.D127];[.E127];[.F127];[.G127];[.H127];[.I127];[.J127];[.K127];[.L127];[.M127];[.P127])" table:style-name="ce14">
            <text:p>{'topic': "tele/i3/inside/commons/east-ceiling-fans/STATE", 'ledNum': 31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east-ceiling-fans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1" table:style-name="ce12">
            <text:p>3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 60, 'itemState': State.UNKNOWN, 'onState': &quot;\&quot;POWER\&quot;:\&quot;ON\&quot;&quot;, 'offState': &quot;\&quot;POWER\&quot;:\&quot;OFF\&quot;&quot;, 'offType': State.OFF}," table:formula="of:=CONCATENATE([.B128];[.C128];[.D128];[.E128];[.F128];[.G128];[.H128];[.I128];[.J128];[.K128];[.L128];[.M128];[.P128])" table:style-name="ce14">
            <text:p>{'topic': "tele/i3/inside/commons/south-vent/STATE", 'ledNum': 60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commons/south-ven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0" table:style-name="ce12">
            <text:p>6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 59, 'itemState': State.UNKNOWN, 'onState': &quot;\&quot;POWER\&quot;:\&quot;ON\&quot;&quot;, 'offState': &quot;\&quot;POWER\&quot;:\&quot;OFF\&quot;&quot;, 'offType': State.OFF}," table:formula="of:=CONCATENATE([.B129];[.C129];[.D129];[.E129];[.F129];[.G129];[.H129];[.I129];[.J129];[.K129];[.L129];[.M129];[.P129])" table:style-name="ce14">
            <text:p>{'topic': "tele/i3/inside/fablab/vent/STATE", 'ledNum': 59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fablab/ven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 44, 'itemState': State.UNKNOWN, 'onState': &quot;\&quot;POWER\&quot;:\&quot;ON\&quot;&quot;, 'offState': &quot;\&quot;POWER\&quot;:\&quot;OFF\&quot;&quot;, 'offType': State.OFF}," table:formula="of:=CONCATENATE([.B130];[.C130];[.D130];[.E130];[.F130];[.G130];[.H130];[.I130];[.J130];[.K130];[.L130];[.M130];[.P130])" table:style-name="ce14">
            <text:p>{'topic': "tele/i3/inside/infrastructure/compressor-valve/STATE", 'ledNum': 44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infrastructure/compressor-valve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4" table:style-name="ce12">
            <text:p>4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 64, 'itemState': State.UNKNOWN, 'onState': &quot;\&quot;POWER\&quot;:\&quot;ON\&quot;&quot;, 'offState': &quot;\&quot;POWER\&quot;:\&quot;OFF\&quot;&quot;, 'offType': State.OFF}," table:formula="of:=CONCATENATE([.B131];[.C131];[.D131];[.E131];[.F131];[.G131];[.H131];[.I131];[.J131];[.K131];[.L131];[.M131];[.P131])" table:style-name="ce14">
            <text:p>{'topic': "tele/i3/inside/large-bathroom/light/STATE", 'ledNum': 64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arge-bathroom/ligh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4" table:style-name="ce12">
            <text:p>6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 65, 'itemState': State.UNKNOWN, 'onState': &quot;\&quot;POWER\&quot;:\&quot;ON\&quot;&quot;, 'offState': &quot;\&quot;POWER\&quot;:\&quot;OFF\&quot;&quot;, 'offType': State.OFF}," table:formula="of:=CONCATENATE([.B132];[.C132];[.D132];[.E132];[.F132];[.G132];[.H132];[.I132];[.J132];[.K132];[.L132];[.M132];[.P132])" table:style-name="ce14">
            <text:p>{'topic': "tele/i3/inside/large-bathroom/vent/STATE", 'ledNum': 65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arge-bathroom/vent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5" table:style-name="ce12">
            <text:p>6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 14, 'itemState': State.UNKNOWN, 'onState': &quot;\&quot;POWER\&quot;:\&quot;ON\&quot;&quot;, 'offState': &quot;\&quot;POWER\&quot;:\&quot;OFF\&quot;&quot;, 'offType': State.OFF}," table:formula="of:=CONCATENATE([.B133];[.C133];[.D133];[.E133];[.F133];[.G133];[.H133];[.I133];[.J133];[.K133];[.L133];[.M133];[.P133])" table:style-name="ce14">
            <text:p>{'topic': "tele/i3/inside/lights/001/STATE", 'ledNum': 14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1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4" table:style-name="ce12">
            <text:p>1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 16, 'itemState': State.UNKNOWN, 'onState': &quot;\&quot;POWER\&quot;:\&quot;ON\&quot;&quot;, 'offState': &quot;\&quot;POWER\&quot;:\&quot;OFF\&quot;&quot;, 'offType': State.OFF}," table:formula="of:=CONCATENATE([.B134];[.C134];[.D134];[.E134];[.F134];[.G134];[.H134];[.I134];[.J134];[.K134];[.L134];[.M134];[.P134])" table:style-name="ce14">
            <text:p>{'topic': "tele/i3/inside/lights/002/STATE", 'ledNum': 16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2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6" table:style-name="ce12">
            <text:p>1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 17, 'itemState': State.UNKNOWN, 'onState': &quot;\&quot;POWER\&quot;:\&quot;ON\&quot;&quot;, 'offState': &quot;\&quot;POWER\&quot;:\&quot;OFF\&quot;&quot;, 'offType': State.OFF}," table:formula="of:=CONCATENATE([.B135];[.C135];[.D135];[.E135];[.F135];[.G135];[.H135];[.I135];[.J135];[.K135];[.L135];[.M135];[.P135])" table:style-name="ce14">
            <text:p>{'topic': "tele/i3/inside/lights/003/STATE", 'ledNum': 17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3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 18, 'itemState': State.UNKNOWN, 'onState': &quot;\&quot;POWER\&quot;:\&quot;ON\&quot;&quot;, 'offState': &quot;\&quot;POWER\&quot;:\&quot;OFF\&quot;&quot;, 'offType': State.OFF}," table:formula="of:=CONCATENATE([.B136];[.C136];[.D136];[.E136];[.F136];[.G136];[.H136];[.I136];[.J136];[.K136];[.L136];[.M136];[.P136])" table:style-name="ce14">
            <text:p>{'topic': "tele/i3/inside/lights/004/STATE", 'ledNum': 18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4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8" table:style-name="ce12">
            <text:p>1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 13, 'itemState': State.UNKNOWN, 'onState': &quot;\&quot;POWER\&quot;:\&quot;ON\&quot;&quot;, 'offState': &quot;\&quot;POWER\&quot;:\&quot;OFF\&quot;&quot;, 'offType': State.OFF}," table:formula="of:=CONCATENATE([.B137];[.C137];[.D137];[.E137];[.F137];[.G137];[.H137];[.I137];[.J137];[.K137];[.L137];[.M137];[.P137])" table:style-name="ce14">
            <text:p>{'topic': "tele/i3/inside/lights/005/STATE", 'ledNum': 13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5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 30, 'itemState': State.UNKNOWN, 'onState': &quot;\&quot;POWER\&quot;:\&quot;ON\&quot;&quot;, 'offState': &quot;\&quot;POWER\&quot;:\&quot;OFF\&quot;&quot;, 'offType': State.OFF}," table:formula="of:=CONCATENATE([.B138];[.C138];[.D138];[.E138];[.F138];[.G138];[.H138];[.I138];[.J138];[.K138];[.L138];[.M138];[.P138])" table:style-name="ce14">
            <text:p>{'topic': "tele/i3/inside/lights/006/STATE", 'ledNum': 30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6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0" table:style-name="ce12">
            <text:p>3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 29, 'itemState': State.UNKNOWN, 'onState': &quot;\&quot;POWER\&quot;:\&quot;ON\&quot;&quot;, 'offState': &quot;\&quot;POWER\&quot;:\&quot;OFF\&quot;&quot;, 'offType': State.OFF}," table:formula="of:=CONCATENATE([.B139];[.C139];[.D139];[.E139];[.F139];[.G139];[.H139];[.I139];[.J139];[.K139];[.L139];[.M139];[.P139])" table:style-name="ce14">
            <text:p>{'topic': "tele/i3/inside/lights/007/STATE", 'ledNum': 29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7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9" table:style-name="ce12">
            <text:p>2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 28, 'itemState': State.UNKNOWN, 'onState': &quot;\&quot;POWER\&quot;:\&quot;ON\&quot;&quot;, 'offState': &quot;\&quot;POWER\&quot;:\&quot;OFF\&quot;&quot;, 'offType': State.OFF}," table:formula="of:=CONCATENATE([.B140];[.C140];[.D140];[.E140];[.F140];[.G140];[.H140];[.I140];[.J140];[.K140];[.L140];[.M140];[.P140])" table:style-name="ce14">
            <text:p>{'topic': "tele/i3/inside/lights/008/STATE", 'ledNum': 28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8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 26, 'itemState': State.UNKNOWN, 'onState': &quot;\&quot;POWER\&quot;:\&quot;ON\&quot;&quot;, 'offState': &quot;\&quot;POWER\&quot;:\&quot;OFF\&quot;&quot;, 'offType': State.OFF}," table:formula="of:=CONCATENATE([.B141];[.C141];[.D141];[.E141];[.F141];[.G141];[.H141];[.I141];[.J141];[.K141];[.L141];[.M141];[.P141])" table:style-name="ce14">
            <text:p>{'topic': "tele/i3/inside/lights/009/STATE", 'ledNum': 26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09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 33, 'itemState': State.UNKNOWN, 'onState': &quot;\&quot;POWER\&quot;:\&quot;ON\&quot;&quot;, 'offState': &quot;\&quot;POWER\&quot;:\&quot;OFF\&quot;&quot;, 'offType': State.OFF}," table:formula="of:=CONCATENATE([.B142];[.C142];[.D142];[.E142];[.F142];[.G142];[.H142];[.I142];[.J142];[.K142];[.L142];[.M142];[.P142])" table:style-name="ce14">
            <text:p>{'topic': "tele/i3/inside/lights/010/STATE", 'ledNum': 33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0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3" table:style-name="ce12">
            <text:p>3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 34, 'itemState': State.UNKNOWN, 'onState': &quot;\&quot;POWER\&quot;:\&quot;ON\&quot;&quot;, 'offState': &quot;\&quot;POWER\&quot;:\&quot;OFF\&quot;&quot;, 'offType': State.OFF}," table:formula="of:=CONCATENATE([.B143];[.C143];[.D143];[.E143];[.F143];[.G143];[.H143];[.I143];[.J143];[.K143];[.L143];[.M143];[.P143])" table:style-name="ce14">
            <text:p>{'topic': "tele/i3/inside/lights/011/STATE", 'ledNum': 34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1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4" table:style-name="ce12">
            <text:p>3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 36, 'itemState': State.UNKNOWN, 'onState': &quot;\&quot;POWER\&quot;:\&quot;ON\&quot;&quot;, 'offState': &quot;\&quot;POWER\&quot;:\&quot;OFF\&quot;&quot;, 'offType': State.OFF}," table:formula="of:=CONCATENATE([.B144];[.C144];[.D144];[.E144];[.F144];[.G144];[.H144];[.I144];[.J144];[.K144];[.L144];[.M144];[.P144])" table:style-name="ce14">
            <text:p>{'topic': "tele/i3/inside/lights/012/STATE", 'ledNum': 36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2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6" table:style-name="ce12">
            <text:p>3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 38, 'itemState': State.UNKNOWN, 'onState': &quot;\&quot;POWER\&quot;:\&quot;ON\&quot;&quot;, 'offState': &quot;\&quot;POWER\&quot;:\&quot;OFF\&quot;&quot;, 'offType': State.OFF}," table:formula="of:=CONCATENATE([.B145];[.C145];[.D145];[.E145];[.F145];[.G145];[.H145];[.I145];[.J145];[.K145];[.L145];[.M145];[.P145])" table:style-name="ce14">
            <text:p>{'topic': "tele/i3/inside/lights/013/STATE", 'ledNum': 38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3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8" table:style-name="ce12">
            <text:p>3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 39, 'itemState': State.UNKNOWN, 'onState': &quot;\&quot;POWER\&quot;:\&quot;ON\&quot;&quot;, 'offState': &quot;\&quot;POWER\&quot;:\&quot;OFF\&quot;&quot;, 'offType': State.OFF}," table:formula="of:=CONCATENATE([.B146];[.C146];[.D146];[.E146];[.F146];[.G146];[.H146];[.I146];[.J146];[.K146];[.L146];[.M146];[.P146])" table:style-name="ce14">
            <text:p>{'topic': "tele/i3/inside/lights/014/STATE", 'ledNum': 39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4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39" table:style-name="ce12">
            <text:p>3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 61, 'itemState': State.UNKNOWN, 'onState': &quot;\&quot;POWER\&quot;:\&quot;ON\&quot;&quot;, 'offState': &quot;\&quot;POWER\&quot;:\&quot;OFF\&quot;&quot;, 'offType': State.OFF}," table:formula="of:=CONCATENATE([.B147];[.C147];[.D147];[.E147];[.F147];[.G147];[.H147];[.I147];[.J147];[.K147];[.L147];[.M147];[.P147])" table:style-name="ce14">
            <text:p>{'topic': "tele/i3/inside/lights/015/STATE", 'ledNum': 61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5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1" table:style-name="ce12">
            <text:p>6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 52, 'itemState': State.UNKNOWN, 'onState': &quot;\&quot;POWER\&quot;:\&quot;ON\&quot;&quot;, 'offState': &quot;\&quot;POWER\&quot;:\&quot;OFF\&quot;&quot;, 'offType': State.OFF}," table:formula="of:=CONCATENATE([.B148];[.C148];[.D148];[.E148];[.F148];[.G148];[.H148];[.I148];[.J148];[.K148];[.L148];[.M148];[.P148])" table:style-name="ce14">
            <text:p>{'topic': "tele/i3/inside/lights/016/STATE", 'ledNum': 52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6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2" table:style-name="ce12">
            <text:p>5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 49, 'itemState': State.UNKNOWN, 'onState': &quot;\&quot;POWER\&quot;:\&quot;ON\&quot;&quot;, 'offState': &quot;\&quot;POWER\&quot;:\&quot;OFF\&quot;&quot;, 'offType': State.OFF}," table:formula="of:=CONCATENATE([.B149];[.C149];[.D149];[.E149];[.F149];[.G149];[.H149];[.I149];[.J149];[.K149];[.L149];[.M149];[.P149])" table:style-name="ce14">
            <text:p>{'topic': "tele/i3/inside/lights/017/STATE", 'ledNum': 49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7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9" table:style-name="ce12">
            <text:p>4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 48, 'itemState': State.UNKNOWN, 'onState': &quot;\&quot;POWER\&quot;:\&quot;ON\&quot;&quot;, 'offState': &quot;\&quot;POWER\&quot;:\&quot;OFF\&quot;&quot;, 'offType': State.OFF}," table:formula="of:=CONCATENATE([.B150];[.C150];[.D150];[.E150];[.F150];[.G150];[.H150];[.I150];[.J150];[.K150];[.L150];[.M150];[.P150])" table:style-name="ce14">
            <text:p>{'topic': "tele/i3/inside/lights/018/STATE", 'ledNum': 48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8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8" table:style-name="ce12">
            <text:p>4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 45, 'itemState': State.UNKNOWN, 'onState': &quot;\&quot;POWER\&quot;:\&quot;ON\&quot;&quot;, 'offState': &quot;\&quot;POWER\&quot;:\&quot;OFF\&quot;&quot;, 'offType': State.OFF}," table:formula="of:=CONCATENATE([.B151];[.C151];[.D151];[.E151];[.F151];[.G151];[.H151];[.I151];[.J151];[.K151];[.L151];[.M151];[.P151])" table:style-name="ce14">
            <text:p>{'topic': "tele/i3/inside/lights/019/STATE", 'ledNum': 45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19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5" table:style-name="ce12">
            <text:p>4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 62, 'itemState': State.UNKNOWN, 'onState': &quot;\&quot;POWER\&quot;:\&quot;ON\&quot;&quot;, 'offState': &quot;\&quot;POWER\&quot;:\&quot;OFF\&quot;&quot;, 'offType': State.OFF}," table:formula="of:=CONCATENATE([.B152];[.C152];[.D152];[.E152];[.F152];[.G152];[.H152];[.I152];[.J152];[.K152];[.L152];[.M152];[.P152])" table:style-name="ce14">
            <text:p>{'topic': "tele/i3/inside/lights/020/STATE", 'ledNum': 62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0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2" table:style-name="ce12">
            <text:p>6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 56, 'itemState': State.UNKNOWN, 'onState': &quot;\&quot;POWER\&quot;:\&quot;ON\&quot;&quot;, 'offState': &quot;\&quot;POWER\&quot;:\&quot;OFF\&quot;&quot;, 'offType': State.OFF}," table:formula="of:=CONCATENATE([.B153];[.C153];[.D153];[.E153];[.F153];[.G153];[.H153];[.I153];[.J153];[.K153];[.L153];[.M153];[.P153])" table:style-name="ce14">
            <text:p>{'topic': "tele/i3/inside/lights/021/STATE", 'ledNum': 56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1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6" table:style-name="ce12">
            <text:p>5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 54, 'itemState': State.UNKNOWN, 'onState': &quot;\&quot;POWER\&quot;:\&quot;ON\&quot;&quot;, 'offState': &quot;\&quot;POWER\&quot;:\&quot;OFF\&quot;&quot;, 'offType': State.OFF}," table:formula="of:=CONCATENATE([.B154];[.C154];[.D154];[.E154];[.F154];[.G154];[.H154];[.I154];[.J154];[.K154];[.L154];[.M154];[.P154])" table:style-name="ce14">
            <text:p>{'topic': "tele/i3/inside/lights/022/STATE", 'ledNum': 54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2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4" table:style-name="ce12">
            <text:p>5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 51, 'itemState': State.UNKNOWN, 'onState': &quot;\&quot;POWER\&quot;:\&quot;ON\&quot;&quot;, 'offState': &quot;\&quot;POWER\&quot;:\&quot;OFF\&quot;&quot;, 'offType': State.OFF}," table:formula="of:=CONCATENATE([.B155];[.C155];[.D155];[.E155];[.F155];[.G155];[.H155];[.I155];[.J155];[.K155];[.L155];[.M155];[.P155])" table:style-name="ce14">
            <text:p>{'topic': "tele/i3/inside/lights/023/STATE", 'ledNum': 51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3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1" table:style-name="ce12">
            <text:p>5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 50, 'itemState': State.UNKNOWN, 'onState': &quot;\&quot;POWER\&quot;:\&quot;ON\&quot;&quot;, 'offState': &quot;\&quot;POWER\&quot;:\&quot;OFF\&quot;&quot;, 'offType': State.OFF}," table:formula="of:=CONCATENATE([.B156];[.C156];[.D156];[.E156];[.F156];[.G156];[.H156];[.I156];[.J156];[.K156];[.L156];[.M156];[.P156])" table:style-name="ce14">
            <text:p>{'topic': "tele/i3/inside/lights/024/STATE", 'ledNum': 50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4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 46, 'itemState': State.UNKNOWN, 'onState': &quot;\&quot;POWER\&quot;:\&quot;ON\&quot;&quot;, 'offState': &quot;\&quot;POWER\&quot;:\&quot;OFF\&quot;&quot;, 'offType': State.OFF}," table:formula="of:=CONCATENATE([.B157];[.C157];[.D157];[.E157];[.F157];[.G157];[.H157];[.I157];[.J157];[.K157];[.L157];[.M157];[.P157])" table:style-name="ce14">
            <text:p>{'topic': "tele/i3/inside/lights/025/STATE", 'ledNum': 46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5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6" table:style-name="ce12">
            <text:p>4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 47, 'itemState': State.UNKNOWN, 'onState': &quot;\&quot;POWER\&quot;:\&quot;ON\&quot;&quot;, 'offState': &quot;\&quot;POWER\&quot;:\&quot;OFF\&quot;&quot;, 'offType': State.OFF}," table:formula="of:=CONCATENATE([.B158];[.C158];[.D158];[.E158];[.F158];[.G158];[.H158];[.I158];[.J158];[.K158];[.L158];[.M158];[.P158])" table:style-name="ce14">
            <text:p>{'topic': "tele/i3/inside/lights/026/STATE", 'ledNum': 47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6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7" table:style-name="ce12">
            <text:p>4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 63, 'itemState': State.UNKNOWN, 'onState': &quot;\&quot;POWER\&quot;:\&quot;ON\&quot;&quot;, 'offState': &quot;\&quot;POWER\&quot;:\&quot;OFF\&quot;&quot;, 'offType': State.OFF}," table:formula="of:=CONCATENATE([.B159];[.C159];[.D159];[.E159];[.F159];[.G159];[.H159];[.I159];[.J159];[.K159];[.L159];[.M159];[.P159])" table:style-name="ce14">
            <text:p>{'topic': "tele/i3/inside/lights/027/STATE", 'ledNum': 63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7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3" table:style-name="ce12">
            <text:p>6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 15, 'itemState': State.UNKNOWN, 'onState': &quot;\&quot;POWER\&quot;:\&quot;ON\&quot;&quot;, 'offState': &quot;\&quot;POWER\&quot;:\&quot;OFF\&quot;&quot;, 'offType': State.OFF}," table:formula="of:=CONCATENATE([.B160];[.C160];[.D160];[.E160];[.F160];[.G160];[.H160];[.I160];[.J160];[.K160];[.L160];[.M160];[.P160])" table:style-name="ce14">
            <text:p>{'topic': "tele/i3/inside/lights/028/STATE", 'ledNum': 15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8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 21, 'itemState': State.UNKNOWN, 'onState': &quot;\&quot;POWER\&quot;:\&quot;ON\&quot;&quot;, 'offState': &quot;\&quot;POWER\&quot;:\&quot;OFF\&quot;&quot;, 'offType': State.OFF}," table:formula="of:=CONCATENATE([.B161];[.C161];[.D161];[.E161];[.F161];[.G161];[.H161];[.I161];[.J161];[.K161];[.L161];[.M161];[.P161])" table:style-name="ce14">
            <text:p>{'topic': "tele/i3/inside/lights/029/STATE", 'ledNum': 21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29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1" table:style-name="ce12">
            <text:p>2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 22, 'itemState': State.UNKNOWN, 'onState': &quot;\&quot;POWER\&quot;:\&quot;ON\&quot;&quot;, 'offState': &quot;\&quot;POWER\&quot;:\&quot;OFF\&quot;&quot;, 'offType': State.OFF}," table:formula="of:=CONCATENATE([.B162];[.C162];[.D162];[.E162];[.F162];[.G162];[.H162];[.I162];[.J162];[.K162];[.L162];[.M162];[.P162])" table:style-name="ce14">
            <text:p>{'topic': "tele/i3/inside/lights/030/STATE", 'ledNum': 22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0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 24, 'itemState': State.UNKNOWN, 'onState': &quot;\&quot;POWER\&quot;:\&quot;ON\&quot;&quot;, 'offState': &quot;\&quot;POWER\&quot;:\&quot;OFF\&quot;&quot;, 'offType': State.OFF}," table:formula="of:=CONCATENATE([.B163];[.C163];[.D163];[.E163];[.F163];[.G163];[.H163];[.I163];[.J163];[.K163];[.L163];[.M163];[.P163])" table:style-name="ce14">
            <text:p>{'topic': "tele/i3/inside/lights/031/STATE", 'ledNum': 24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1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 23, 'itemState': State.UNKNOWN, 'onState': &quot;\&quot;POWER\&quot;:\&quot;ON\&quot;&quot;, 'offState': &quot;\&quot;POWER\&quot;:\&quot;OFF\&quot;&quot;, 'offType': State.OFF}," table:formula="of:=CONCATENATE([.B164];[.C164];[.D164];[.E164];[.F164];[.G164];[.H164];[.I164];[.J164];[.K164];[.L164];[.M164];[.P164])" table:style-name="ce14">
            <text:p>{'topic': "tele/i3/inside/lights/032/STATE", 'ledNum': 23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2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3" table:style-name="ce12">
            <text:p>2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 42, 'itemState': State.UNKNOWN, 'onState': &quot;\&quot;POWER\&quot;:\&quot;ON\&quot;&quot;, 'offState': &quot;\&quot;POWER\&quot;:\&quot;OFF\&quot;&quot;, 'offType': State.OFF}," table:formula="of:=CONCATENATE([.B165];[.C165];[.D165];[.E165];[.F165];[.G165];[.H165];[.I165];[.J165];[.K165];[.L165];[.M165];[.P165])" table:style-name="ce14">
            <text:p>{'topic': "tele/i3/inside/lights/033/STATE", 'ledNum': 42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3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2" table:style-name="ce12">
            <text:p>42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 41, 'itemState': State.UNKNOWN, 'onState': &quot;\&quot;POWER\&quot;:\&quot;ON\&quot;&quot;, 'offState': &quot;\&quot;POWER\&quot;:\&quot;OFF\&quot;&quot;, 'offType': State.OFF}," table:formula="of:=CONCATENATE([.B166];[.C166];[.D166];[.E166];[.F166];[.G166];[.H166];[.I166];[.J166];[.K166];[.L166];[.M166];[.P166])" table:style-name="ce14">
            <text:p>{'topic': "tele/i3/inside/lights/034/STATE", 'ledNum': 41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4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1" table:style-name="ce12">
            <text:p>4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 40, 'itemState': State.UNKNOWN, 'onState': &quot;\&quot;POWER\&quot;:\&quot;ON\&quot;&quot;, 'offState': &quot;\&quot;POWER\&quot;:\&quot;OFF\&quot;&quot;, 'offType': State.OFF}," table:formula="of:=CONCATENATE([.B167];[.C167];[.D167];[.E167];[.F167];[.G167];[.H167];[.I167];[.J167];[.K167];[.L167];[.M167];[.P167])" table:style-name="ce14">
            <text:p>{'topic': "tele/i3/inside/lights/035/STATE", 'ledNum': 40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5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0" table:style-name="ce12">
            <text:p>4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 55, 'itemState': State.UNKNOWN, 'onState': &quot;\&quot;POWER\&quot;:\&quot;ON\&quot;&quot;, 'offState': &quot;\&quot;POWER\&quot;:\&quot;OFF\&quot;&quot;, 'offType': State.OFF}," table:formula="of:=CONCATENATE([.B168];[.C168];[.D168];[.E168];[.F168];[.G168];[.H168];[.I168];[.J168];[.K168];[.L168];[.M168];[.P168])" table:style-name="ce14">
            <text:p>{'topic': "tele/i3/inside/lights/036/STATE", 'ledNum': 55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6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5" table:style-name="ce12">
            <text:p>5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 58, 'itemState': State.UNKNOWN, 'onState': &quot;\&quot;POWER\&quot;:\&quot;ON\&quot;&quot;, 'offState': &quot;\&quot;POWER\&quot;:\&quot;OFF\&quot;&quot;, 'offType': State.OFF}," table:formula="of:=CONCATENATE([.B169];[.C169];[.D169];[.E169];[.F169];[.G169];[.H169];[.I169];[.J169];[.K169];[.L169];[.M169];[.P169])" table:style-name="ce14">
            <text:p>{'topic': "tele/i3/inside/lights/037/STATE", 'ledNum': 58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ights/037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8" table:style-name="ce12">
            <text:p>5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 43, 'itemState': State.UNKNOWN, 'onState': &quot;\&quot;POWER\&quot;:\&quot;ON\&quot;&quot;, 'offState': &quot;\&quot;POWER\&quot;:\&quot;OFF\&quot;&quot;, 'offType': State.OFF}," table:formula="of:=CONCATENATE([.B170];[.C170];[.D170];[.E170];[.F170];[.G170];[.H170];[.I170];[.J170];[.K170];[.L170];[.M170];[.P170])" table:style-name="ce14">
            <text:p>{'topic': "tele/i3/inside/infrastructure/air-compressor/STATE", 'ledNum': 43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infrastructure/air-compressor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43" table:style-name="ce12">
            <text:p>4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 57, 'itemState': State.UNKNOWN, 'onState': &quot;\&quot;POWER\&quot;:\&quot;ON\&quot;&quot;, 'offState': &quot;\&quot;POWER\&quot;:\&quot;OFF\&quot;&quot;, 'offType': State.OFF}," table:formula="of:=CONCATENATE([.B171];[.C171];[.D171];[.E171];[.F171];[.G171];[.H171];[.I171];[.J171];[.K171];[.L171];[.M171];[.P171])" table:style-name="ce14">
            <text:p>{'topic': "tele/i3/inside/laser-zone/ceiling-fan/STATE", 'ledNum': 57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laser-zone/ceiling-fan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7" table:style-name="ce12">
            <text:p>5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STATE&quot;, 'ledNum': 53, 'itemState': State.UNKNOWN, 'onState': &quot;\&quot;POWER\&quot;:\&quot;ON\&quot;&quot;, 'offState': &quot;\&quot;POWER\&quot;:\&quot;OFF\&quot;&quot;, 'offType': State.OFF}," table:formula="of:=CONCATENATE([.B172];[.C172];[.D172];[.E172];[.F172];[.G172];[.H172];[.I172];[.J172];[.K172];[.L172];[.M172];[.P172])" table:style-name="ce14">
            <text:p>{'topic': "tele/i3/laserZone/ventFan/STATE", 'ledNum': 53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laserZone/ventFan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3" table:style-name="ce12">
            <text:p>5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 25, 'itemState': State.UNKNOWN, 'onState': &quot;\&quot;POWER\&quot;:\&quot;ON\&quot;&quot;, 'offState': &quot;\&quot;POWER\&quot;:\&quot;OFF\&quot;&quot;, 'offType': State.OFF}," table:formula="of:=CONCATENATE([.B173];[.C173];[.D173];[.E173];[.F173];[.G173];[.H173];[.I173];[.J173];[.K173];[.L173];[.M173];[.P173])" table:style-name="ce14">
            <text:p>{'topic': "tele/i3/inside/machine-shop/ceiling-fan/STATE", 'ledNum': 25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machine-shop/ceiling-fan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 70, 'itemState': State.UNKNOWN, 'onState': &quot;\&quot;POWER\&quot;:\&quot;ON\&quot;&quot;, 'offState': &quot;\&quot;POWER\&quot;:\&quot;OFF\&quot;&quot;, 'offType': State.OFF}," table:formula="of:=CONCATENATE([.B174];[.C174];[.D174];[.E174];[.F174];[.G174];[.H174];[.I174];[.J174];[.K174];[.L174];[.M174];[.P174])" table:style-name="ce14">
            <text:p>{'topic': "tele/i3/inside/media-lab/lights/STATE", 'ledNum': 70, 'itemState': State.UNKNOWN, 'onState': "\"POWER\":\"ON\"", 'offState': "\"POWER\":\"OFF\"", 'offType': State.OFF},</text:p>
          </table:table-cell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2">
            <text:p>/i3/inside/media-lab/lights/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0" table:style-name="ce12">
            <text:p>7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4"/>
          <table:table-cell office:value-type="string" table:style-name="ce15">
            <text:p>Not Implemented Yet</text:p>
          </table:table-cell>
          <table:table-cell table:number-columns-repeated="16382" table:style-name="ce12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class_room_main_lights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classroom_front_lights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71" table:style-name="ce12">
            <text:p>7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craft_room_lights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dooridor_lights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elab_light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6" table:style-name="ce12">
            <text:p>6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hallway_light_1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7" table:style-name="ce12">
            <text:p>6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hallway_light_2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8" table:style-name="ce12">
            <text:p>6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stat</text:p>
          </table:table-cell>
          <table:table-cell office:value-type="string" table:style-name="ce16">
            <text:p>small_bath_light</text:p>
          </table:table-cell>
          <table:table-cell office:value-type="string" table:style-name="ce12">
            <text:p>POWER</text:p>
          </table:table-cell>
          <table:table-cell office:value-type="string" table:style-name="ce12">
            <text:p>", 'ledNum':<text:s/></text:p>
          </table:table-cell>
          <table:table-cell office:value-type="float" office:value="69" table:style-name="ce12">
            <text:p>6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class_room_main_lights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classroom_front_lights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71" table:style-name="ce12">
            <text:p>7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craft_room_lights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dooridor_lights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elab_light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6" table:style-name="ce12">
            <text:p>6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hallway_light_1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7" table:style-name="ce12">
            <text:p>6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hallway_light_2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8" table:style-name="ce12">
            <text:p>6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small_bath_light</text:p>
          </table:table-cell>
          <table:table-cell office:value-type="string" table:style-name="ce12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9" table:style-name="ce12">
            <text:p>6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class_room_main_lights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classroom_front_lights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1" table:style-name="ce12">
            <text:p>7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craft_room_lights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dooridor_lights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elab_light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6" table:style-name="ce12">
            <text:p>6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hallway_light_1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7" table:style-name="ce12">
            <text:p>67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hallway_light_2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8" table:style-name="ce12">
            <text:p>68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small_bath_light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9" table:style-name="ce12">
            <text:p>69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paint_box_fan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3" table:style-name="ce12">
            <text:p>7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paint_box_fan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3" table:style-name="ce12">
            <text:p>7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6">
            <text:p>paint_box_fan</text:p>
          </table:table-cell>
          <table:table-cell office:value-type="string" table:style-name="ce12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73" table:style-name="ce12">
            <text:p>73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OFF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Fals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Missing from existing devices</text:p>
          </table:table-cell>
          <table:table-cell table:number-columns-repeated="16382" table:style-name="ce12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2">
            <text:p>", 'ledNum':<text:s/></text:p>
          </table:table-cell>
          <table:table-cell office:value-type="float" office:value="11" table:style-name="ce12">
            <text:p>1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Online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Offline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2">
            <text:p>{'topic': "</text:p>
          </table:table-cell>
          <table:table-cell office:value-type="string" table:style-name="ce12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2">
            <text:p>", 'ledNum':<text:s/></text:p>
          </table:table-cell>
          <table:table-cell office:value-type="float" office:value="11" table:style-name="ce12">
            <text:p>11</text:p>
          </table:table-cell>
          <table:table-cell office:value-type="string" table:style-name="ce12">
            <text:p>, 'itemState': State.UNKNOWN, 'onState': "</text:p>
          </table:table-cell>
          <table:table-cell office:value-type="string" table:style-name="ce12">
            <text:p>\"POWER\":\"ON\"</text:p>
          </table:table-cell>
          <table:table-cell office:value-type="string" table:style-name="ce12">
            <text:p>", 'offState': "</text:p>
          </table:table-cell>
          <table:table-cell office:value-type="string" table:style-name="ce12">
            <text:p>\"POWER\":\"OFF\"</text:p>
          </table:table-cell>
          <table:table-cell office:value-type="string" table:style-name="ce12">
            <text:p>", 'offType':<text:s/></text:p>
          </table:table-cell>
          <table:table-cell office:value-type="string" table:style-name="ce12">
            <text:p>State.DISCONNECTED</text:p>
          </table:table-cell>
          <table:table-cell office:value-type="string" table:style-name="ce12">
            <text:p>, 'alwaysOn':</text:p>
          </table:table-cell>
          <table:table-cell office:value-type="string" table:style-name="ce18">
            <text:p>True</text:p>
          </table:table-cell>
          <table:table-cell office:value-type="string" table:style-name="ce12">
            <text:p>},</text:p>
          </table:table-cell>
          <table:table-cell table:number-columns-repeated="16368"/>
        </table:table-row>
        <table:table-row table:number-rows-repeated="1048365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3"/>
        <table:table-column table:style-name="co15" table:default-cell-style-name="ce9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2"/>
          <table:table-cell office:value-type="string" table:style-name="ce7">
            <text:p>CONCAT</text:p>
          </table:table-cell>
          <table:table-cell office:value-type="string" table:style-name="ce2">
            <text:p>TOPIC</text:p>
          </table:table-cell>
          <table:table-cell table:number-columns-repeated="16381" table:style-name="ce2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8">
            <text:p>"cmnd/i3/classroom/glassDoor/lock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3">
            <text:p>"cmnd/i3/classroom/glassDoor/open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3">
            <text:p>"cmnd/i3/inside/commons/snapple-vending-ligh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3">
            <text:p>"cmnd/i3/inside/accent/chandelier-01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3">
            <text:p>"cmnd/i3/inside/accent/chandelier-02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3">
            <text:p>"cmnd/i3/inside/classroom/sign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3">
            <text:p>"cmnd/i3/inside/cnc/ven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3">
            <text:p>"cmnd/i3/inside/cnc/ligh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3">
            <text:p>"cmnd/i3/inside/commons/disco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3">
            <text:p>"cmnd/i3/inside/commons/east-ceiling-fans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3">
            <text:p>"cmnd/i3/inside/commons/east-ceiling-fans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3">
            <text:p>"cmnd/i3/inside/commons/garage-door/lock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3">
            <text:p>"cmnd/i3/inside/commons/south-ven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3">
            <text:p>"cmnd/i3/inside/fablab/ven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3">
            <text:p>"cmnd/i3/inside/infrastructure/compressor-valve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3">
            <text:p>"cmnd/i3/inside/large-bathroom/ligh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3">
            <text:p>"cmnd/i3/inside/large-bathroom/vent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3">
            <text:p>"cmnd/i3/inside/lights/001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3">
            <text:p>"cmnd/i3/inside/lights/002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3">
            <text:p>"cmnd/i3/inside/lights/003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3">
            <text:p>"cmnd/i3/inside/lights/004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3">
            <text:p>"cmnd/i3/inside/lights/005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3">
            <text:p>"cmnd/i3/inside/lights/006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3">
            <text:p>"cmnd/i3/inside/lights/007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3">
            <text:p>"cmnd/i3/inside/lights/008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3">
            <text:p>"cmnd/i3/inside/lights/009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3">
            <text:p>"cmnd/i3/inside/lights/010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3">
            <text:p>"cmnd/i3/inside/lights/011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3">
            <text:p>"cmnd/i3/inside/lights/012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3">
            <text:p>"cmnd/i3/inside/lights/013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3">
            <text:p>"cmnd/i3/inside/lights/014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3">
            <text:p>"cmnd/i3/inside/lights/015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3">
            <text:p>"cmnd/i3/inside/lights/016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3">
            <text:p>"cmnd/i3/inside/lights/017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3">
            <text:p>"cmnd/i3/inside/lights/018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3">
            <text:p>"cmnd/i3/inside/lights/019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3">
            <text:p>"cmnd/i3/inside/lights/020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3">
            <text:p>"cmnd/i3/inside/lights/021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3">
            <text:p>"cmnd/i3/inside/lights/022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3">
            <text:p>"cmnd/i3/inside/lights/023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3">
            <text:p>"cmnd/i3/inside/lights/024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3">
            <text:p>"cmnd/i3/inside/lights/025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3">
            <text:p>"cmnd/i3/inside/lights/026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3">
            <text:p>"cmnd/i3/inside/lights/027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3">
            <text:p>"cmnd/i3/inside/lights/028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3">
            <text:p>"cmnd/i3/inside/lights/029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3">
            <text:p>"cmnd/i3/inside/lights/030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3">
            <text:p>"cmnd/i3/inside/lights/031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3">
            <text:p>"cmnd/i3/inside/lights/032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3">
            <text:p>"cmnd/i3/inside/lights/033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3">
            <text:p>"cmnd/i3/inside/lights/034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3">
            <text:p>"cmnd/i3/inside/lights/035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3">
            <text:p>"cmnd/i3/inside/lights/036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3">
            <text:p>"cmnd/i3/inside/lights/037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3">
            <text:p>"cmnd/i3/inside/infrastructure/air-compressor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3">
            <text:p>"cmnd/i3/inside/laser-zone/ceiling-fan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3">
            <text:p>"cmnd/i3/laserZone/ventFan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3">
            <text:p>"cmnd/i3/inside/machine-shop/ceiling-fan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3">
            <text:p>"cmnd/i3/inside/media-lab/lights/POWER",</text:p>
          </table:table-cell>
          <table:table-cell office:value-type="string" table:style-name="ce9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3">
            <text:p>"tele/i3/inside/commons/openevse/query",</text:p>
          </table:table-cell>
          <table:table-cell office:value-type="string" table:style-name="ce9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5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style-name="ce2"/>
          <table:table-cell table:number-columns-repeated="16371" table:style-name="ce10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office:value-type="string" table:style-name="ce6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office:value-type="string" table:style-name="ce6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office:value-type="string" table:style-name="ce6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office:value-type="string" table:style-name="ce6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inside/commons/garageDoor</text:p>
          </table:table-cell>
          <table:table-cell office:value-type="string" table:style-name="ce6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inside/commons/garageDoor</text:p>
          </table:table-cell>
          <table:table-cell office:value-type="string" table:style-name="ce6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08">
          <table:sort>
            <table:sort-by table:field-number="2"/>
          </table:sort>
        </table:database-range>
        <table:database-range table:target-range-address="sortedByLED.A10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18T06:26:38Z</dc:date>
  </office:meta>
</office:document-meta>
</file>